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400000009E3E6E9FC1F68D7306.png" manifest:media-type="image/png"/>
  <manifest:file-entry manifest:full-path="Pictures/1000000000000010000000109E5D98C42D333F2A.jpg" manifest:media-type="image/jpeg"/>
  <manifest:file-entry manifest:full-path="Pictures/10000201000002E8000000B193EBFC3155F24193.png" manifest:media-type="image/png"/>
  <manifest:file-entry manifest:full-path="Pictures/10000201000005B40000001C28F3A44D74BEDD07.png" manifest:media-type="image/png"/>
  <manifest:file-entry manifest:full-path="Pictures/1000000000000103000000C28E338B03FD3F993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1" svg:font-family="'Lucida Sans Unicode'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 Unicode" svg:font-family="'Lucida Sans Unico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middle" draw:auto-grow-height="true" draw:auto-grow-width="true" fo:min-height="0cm" fo:min-width="0cm" fo:padding-top="0.127cm" fo:padding-bottom="0.127cm" fo:padding-left="0.254cm" fo:padding-right="0.254cm" fo:wrap-option="no-wrap"/>
    </style:style>
    <style:style style:name="gr2" style:family="graphic" style:parent-style-name="standard">
      <style:graphic-properties draw:stroke="none" draw:fill="none" draw:textarea-horizontal-align="center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857cm" fo:min-width="15.99cm" fo:padding-top="0.127cm" fo:padding-bottom="0.127cm" fo:padding-left="0.254cm" fo:padding-right="0.254cm" fo:wrap-option="no-wrap"/>
    </style:style>
    <style:style style:name="gr4" style:family="graphic" style:parent-style-name="Graphics">
      <style:graphic-properties draw:stroke="none" draw:fill="none" style:mirror="none"/>
    </style:style>
    <style:style style:name="gr5" style:family="graphic" style:parent-style-name="Graphics">
      <style:graphic-properties draw:stroke="none" draw:fill="none" fo:clip="rect(0cm, 0cm, 0cm, 0cm)" style:mirror="none"/>
    </style:style>
    <style:style style:name="gr6" style:family="graphic">
      <style:graphic-properties style:protect="size"/>
    </style:style>
    <style:style style:name="pr1" style:family="presentation" style:parent-style-name="Master1-Layout7-blank-En-blanco-notes">
      <style:graphic-properties draw:fill-color="#ffffff" fo:min-height="13.364cm"/>
    </style:style>
    <style:style style:name="P1" style:family="paragraph">
      <loext:graphic-properties draw:fill="none"/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ucida Sans Unicode1" fo:font-size="28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name-complex="Arial" style:font-size-complex="2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ucida Sans Unicode1" fo:font-size="20pt" fo:letter-spacing="normal" fo:language="es" fo:country="VE" fo:font-style="italic" style:text-underline-style="none" fo:font-weight="bold" style:text-underline-mode="continuous" style:text-overline-mode="continuous" style:text-line-through-mode="continuous" style:letter-kerning="true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7-blank-En-blanco" presentation:presentation-page-layout-name="AL1T13">
        <draw:custom-shape draw:name="Rectangle 2" draw:style-name="gr1" draw:text-style-name="P1" draw:layer="layout" svg:width="0.513cm" svg:height="1.026cm" svg:x="4.233cm" svg:y="0.122cm">
          <text:p/>
          <draw:enhanced-geometry svg:viewBox="0 0 21600 21600" draw:type="non-primitive" draw:enhanced-path="M 0 0 L 21600 0 21600 21600 0 21600 Z N"/>
        </draw:custom-shape>
        <draw:custom-shape draw:name="10 Rectángulo" draw:style-name="gr2" draw:text-style-name="P1" draw:layer="layout" svg:width="19.402cm" svg:height="4.995cm" svg:x="7.232cm" svg:y="7.325cm">
          <text:p text:style-name="P2"><text:span text:style-name="T1"><text:s text:c="5"/></text:span><text:span text:style-name="T2">ASPECTOS <text:s/>BASICOS DE <text:s/>SALUD Y SEGURIDAD LABORAL EN VENEZUELA</text:span></text:p>
          <text:p text:style-name="P2"><text:span text:style-name="T2"/></text:p>
          <text:p text:style-name="P2"><text:span text:style-name="T2"><text:s text:c="3"/></text:span></text:p>
          <draw:enhanced-geometry svg:viewBox="0 0 21600 21600" draw:type="non-primitive" draw:enhanced-path="M 0 0 L 21600 0 21600 21600 0 21600 Z N"/>
        </draw:custom-shape>
        <draw:frame draw:name="CuadroTexto 1" draw:style-name="gr3" draw:text-style-name="P1" draw:layer="layout" svg:width="19.179cm" svg:height="1.111cm" svg:x="4.932cm" svg:y="1.27cm">
          <draw:text-box>
            <text:p text:style-name="P3"><text:span text:style-name="T3">GESTION INTEGRAL EMPRESARIAL C.A. <text:s/>GIECA”</text:span></text:p>
          </draw:text-box>
        </draw:frame>
        <draw:frame draw:name="Imagen 2" draw:style-name="gr4" draw:text-style-name="P4" draw:layer="layout" svg:width="24.725cm" svg:height="0.474cm" svg:x="4.571cm" svg:y="3.864cm">
          <draw:image xlink:href="Pictures/10000201000005B40000001C28F3A44D74BEDD07.png" xlink:type="simple" xlink:show="embed" xlink:actuate="onLoad">
            <text:p/>
          </draw:image>
        </draw:frame>
        <draw:frame draw:name="Picture 2" draw:style-name="gr5" draw:text-style-name="P4" draw:layer="layout" svg:width="5.329cm" svg:height="3.992cm" svg:x="14.933cm" svg:y="14.077cm">
          <draw:image xlink:href="Pictures/1000000000000103000000C28E338B03FD3F9938.jpg" xlink:type="simple" xlink:show="embed" xlink:actuate="onLoad">
            <text:p/>
          </draw:image>
          <svg:desc>Resultado de imagen para seguridad laboral definicion</svg:desc>
        </draw:frame>
        <draw:frame draw:name="Imagen 3" draw:style-name="gr4" draw:text-style-name="P4" draw:layer="layout" svg:width="8.467cm" svg:height="4.18cm" svg:x="20.829cm" svg:y="14.326cm">
          <draw:image xlink:href="Pictures/10000000000001400000009E3E6E9FC1F68D730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1" svg:font-family="'Lucida Sans Unicode'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 Unicode" svg:font-family="'Lucida Sans Unico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160" draw:style="linear" draw:start-color="#1389a6" draw:end-color="#50b8da" draw:start-intensity="100%" draw:end-intensity="100%" draw:angle="1800" draw:border="0%"/>
    <draw:gradient draw:name="a164" draw:style="linear" draw:start-color="#1389a6" draw:end-color="#50b8da" draw:start-intensity="100%" draw:end-intensity="100%" draw:angle="1800" draw:border="0%"/>
    <draw:gradient draw:name="a415" draw:style="linear" draw:start-color="#1389a6" draw:end-color="#50b8da" draw:start-intensity="100%" draw:end-intensity="100%" draw:angle="1800" draw:border="0%"/>
    <draw:gradient draw:name="a419" draw:style="linear" draw:start-color="#1389a6" draw:end-color="#50b8da" draw:start-intensity="100%" draw:end-intensity="100%" draw:angle="1800" draw:border="0%"/>
    <draw:gradient draw:name="a48" draw:style="axial" draw:start-color="#4abbe0" draw:end-color="#007897" draw:start-intensity="100%" draw:end-intensity="100%" draw:angle="400" draw:border="0%"/>
    <draw:fill-image draw:name="a135" xlink:href="Pictures/10000201000002E8000000B193EBFC3155F24193.png" xlink:type="simple" xlink:show="embed" xlink:actuate="onLoad"/>
    <draw:fill-image draw:name="a175" xlink:href="Pictures/10000201000002E8000000B193EBFC3155F24193.png" xlink:type="simple" xlink:show="embed" xlink:actuate="onLoad"/>
    <draw:fill-image draw:name="a296" xlink:href="Pictures/10000201000002E8000000B193EBFC3155F24193.png" xlink:type="simple" xlink:show="embed" xlink:actuate="onLoad"/>
    <draw:fill-image draw:name="a324" xlink:href="Pictures/10000201000002E8000000B193EBFC3155F24193.png" xlink:type="simple" xlink:show="embed" xlink:actuate="onLoad"/>
    <draw:fill-image draw:name="a410" xlink:href="Pictures/10000201000002E8000000B193EBFC3155F24193.png" xlink:type="simple" xlink:show="embed" xlink:actuate="onLoad"/>
    <draw:fill-image draw:name="a430" xlink:href="Pictures/10000201000002E8000000B193EBFC3155F24193.png" xlink:type="simple" xlink:show="embed" xlink:actuate="onLoad"/>
    <draw:fill-image draw:name="a475" xlink:href="Pictures/10000201000002E8000000B193EBFC3155F24193.png" xlink:type="simple" xlink:show="embed" xlink:actuate="onLoad"/>
    <draw:fill-image draw:name="a78" xlink:href="Pictures/1000000000000010000000109E5D98C42D333F2A.jpg" xlink:type="simple" xlink:show="embed" xlink:actuate="onLoad"/>
    <draw:fill-image draw:name="a9" xlink:href="Pictures/10000201000002E8000000B193EBFC3155F24193.png" xlink:type="simple" xlink:show="embed" xlink:actuate="onLoad"/>
    <draw:fill-image draw:name="a90" xlink:href="Pictures/10000201000002E8000000B193EBFC3155F24193.png" xlink:type="simple" xlink:show="embed" xlink:actuate="onLoad"/>
    <draw:marker draw:name="Arrow" svg:viewBox="0 0 20 30" svg:d="M10 0l-10 30h20z"/>
    <style:default-style style:family="graphic">
      <style:graphic-properties draw:stroke="solid" svg:stroke-width="0.153cm" svg:stroke-color="#1e768c" svg:stroke-linecap="butt" draw:fill-color="#2da2b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Concurrencia-background" style:family="presentation">
      <style:graphic-properties draw:stroke="none" draw:fill="solid" draw:fill-color="#ffffff"/>
      <style:text-properties style:letter-kerning="true"/>
    </style:style>
    <style:style style:name="Master1-Concurrenc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Concurrenc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Concurrencia-outline1" style:family="presentation">
      <style:graphic-properties draw:stroke="none" draw:fill="none" draw:auto-grow-height="false" draw:fit-to-size="shrink-to-fit">
        <text:list-style style:name="Master1-Concurrenc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oncurrencia-outline2" style:family="presentation" style:parent-style-name="Master1-Concurrencia-outline1">
      <style:paragraph-properties fo:margin-top="0.4cm" fo:margin-bottom="0cm"/>
      <style:text-properties fo:font-size="28pt" style:font-size-asian="28pt" style:font-size-complex="28pt"/>
    </style:style>
    <style:style style:name="Master1-Concurrencia-outline3" style:family="presentation" style:parent-style-name="Master1-Concurrencia-outline2">
      <style:paragraph-properties fo:margin-top="0.3cm" fo:margin-bottom="0cm"/>
      <style:text-properties fo:font-size="24pt" style:font-size-asian="24pt" style:font-size-complex="24pt"/>
    </style:style>
    <style:style style:name="Master1-Concurrencia-outline4" style:family="presentation" style:parent-style-name="Master1-Concurrencia-outline3">
      <style:paragraph-properties fo:margin-top="0.2cm" fo:margin-bottom="0cm"/>
      <style:text-properties fo:font-size="20pt" style:font-size-asian="20pt" style:font-size-complex="20pt"/>
    </style:style>
    <style:style style:name="Master1-Concurrencia-outline5" style:family="presentation" style:parent-style-name="Master1-Concurrencia-outline4">
      <style:paragraph-properties fo:margin-top="0.1cm" fo:margin-bottom="0cm"/>
      <style:text-properties fo:font-size="20pt" style:font-size-asian="20pt" style:font-size-complex="20pt"/>
    </style:style>
    <style:style style:name="Master1-Concurrencia-outline6" style:family="presentation" style:parent-style-name="Master1-Concurrencia-outline5">
      <style:paragraph-properties fo:margin-top="0.1cm" fo:margin-bottom="0cm"/>
      <style:text-properties fo:font-size="20pt" style:font-size-asian="20pt" style:font-size-complex="20pt"/>
    </style:style>
    <style:style style:name="Master1-Concurrencia-outline7" style:family="presentation" style:parent-style-name="Master1-Concurrencia-outline6">
      <style:paragraph-properties fo:margin-top="0.1cm" fo:margin-bottom="0cm"/>
      <style:text-properties fo:font-size="20pt" style:font-size-asian="20pt" style:font-size-complex="20pt"/>
    </style:style>
    <style:style style:name="Master1-Concurrencia-outline8" style:family="presentation" style:parent-style-name="Master1-Concurrencia-outline7">
      <style:paragraph-properties fo:margin-top="0.1cm" fo:margin-bottom="0cm"/>
      <style:text-properties fo:font-size="20pt" style:font-size-asian="20pt" style:font-size-complex="20pt"/>
    </style:style>
    <style:style style:name="Master1-Concurrencia-outline9" style:family="presentation" style:parent-style-name="Master1-Concurrencia-outline8">
      <style:paragraph-properties fo:margin-top="0.1cm" fo:margin-bottom="0cm"/>
      <style:text-properties fo:font-size="20pt" style:font-size-asian="20pt" style:font-size-complex="20pt"/>
    </style:style>
    <style:style style:name="Master1-Concurrencia-subtitle" style:family="presentation">
      <style:graphic-properties draw:stroke="none" draw:fill="none" draw:textarea-vertical-align="middle">
        <text:list-style style:name="Master1-Concurrenc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oncurrencia-title" style:family="presentation">
      <style:graphic-properties draw:stroke="none" draw:fill="none" draw:textarea-vertical-align="middle">
        <text:list-style style:name="Master1-Concurrenc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shrink-to-fit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shrink-to-fit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shrink-to-fit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.4cm" fo:margin-bottom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.3cm" fo:margin-bottom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.2cm" fo:margin-bottom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shrink-to-fit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.4cm" fo:margin-bottom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.3cm" fo:margin-bottom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.2cm" fo:margin-bottom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.1cm" fo:margin-bottom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shrink-to-fit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shrink-to-fit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shrink-to-fit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.4cm" fo:margin-bottom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.3cm" fo:margin-bottom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.2cm" fo:margin-bottom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.1cm" fo:margin-bottom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shrink-to-fit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shrink-to-fit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.4cm" fo:margin-bottom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.3cm" fo:margin-bottom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.2cm" fo:margin-bottom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shrink-to-fit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shrink-to-fit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3">
      <presentation:placeholder presentation:object="title" svg:x="2.057cm" svg:y="1.743cm" svg:width="23.911cm" svg:height="3.507cm"/>
      <presentation:placeholder presentation:object="object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9fcbdc" draw:opacity="4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00000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bitmap" draw:fill-image-name="a9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solid" svg:stroke-width="0.034cm" svg:stroke-color="#156d83" svg:stroke-opacity="100%" draw:stroke-linejoin="miter" svg:stroke-linecap="butt" draw:fill="none" fo:padding-top="0.142cm" fo:padding-bottom="0.142cm" fo:padding-left="0.267cm" fo:padding-right="0.267cm"/>
    </style:style>
    <style:style style:name="Mgr7" style:family="graphic" style:parent-style-name="standard">
      <style:graphic-properties draw:stroke="none" draw:fill="gradient" draw:fill-gradient-name="a48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draw:fill="bitmap" draw:fill-image-name="a78" draw:opacity="50%" draw:fill-image-width="0.282cm" draw:fill-image-height="0.282cm" style:repeat="repeat" draw:fill-image-ref-point="top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draw:fill="bitmap" draw:fill-image-name="a90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none" draw:fill="bitmap" draw:fill-image-name="a135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1" style:family="graphic" style:parent-style-name="standard">
      <style:graphic-properties draw:stroke="solid" svg:stroke-width="0.009cm" svg:stroke-color="#1e768c" svg:stroke-opacity="100%" svg:stroke-linecap="round" draw:fill="gradient" draw:fill-gradient-name="a160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71cm" draw:shadow-color="#000000" draw:shadow-opacity="46%"/>
    </style:style>
    <style:style style:name="Mgr12" style:family="graphic" style:parent-style-name="standard">
      <style:graphic-properties draw:stroke="solid" svg:stroke-width="0.009cm" svg:stroke-color="#1e768c" svg:stroke-opacity="100%" svg:stroke-linecap="round" draw:fill="gradient" draw:fill-gradient-name="a164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71cm" draw:shadow-color="#000000" draw:shadow-opacity="46%"/>
    </style:style>
    <style:style style:name="Mgr13" style:family="graphic" style:parent-style-name="standard">
      <style:graphic-properties draw:stroke="none" draw:fill="bitmap" draw:fill-image-name="a175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draw:fill="bitmap" draw:fill-image-name="a296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bitmap" draw:fill-image-name="a324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6" style:family="graphic" style:parent-style-name="standard">
      <style:graphic-properties draw:stroke="none" draw:fill="bitmap" draw:fill-image-name="a410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7" style:family="graphic" style:parent-style-name="standard">
      <style:graphic-properties draw:stroke="solid" svg:stroke-width="0.009cm" svg:stroke-color="#1e768c" svg:stroke-opacity="100%" svg:stroke-linecap="round" draw:fill="gradient" draw:fill-gradient-name="a415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71cm" draw:shadow-color="#000000" draw:shadow-opacity="46%"/>
    </style:style>
    <style:style style:name="Mgr18" style:family="graphic" style:parent-style-name="standard">
      <style:graphic-properties draw:stroke="solid" svg:stroke-width="0.009cm" svg:stroke-color="#1e768c" svg:stroke-opacity="100%" svg:stroke-linecap="round" draw:fill="gradient" draw:fill-gradient-name="a419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71cm" draw:shadow-color="#000000" draw:shadow-opacity="46%"/>
    </style:style>
    <style:style style:name="Mgr19" style:family="graphic" style:parent-style-name="standard">
      <style:graphic-properties draw:stroke="none" draw:fill="bitmap" draw:fill-image-name="a430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20" style:family="graphic" style:parent-style-name="standard">
      <style:graphic-properties draw:stroke="none" draw:fill="bitmap" draw:fill-image-name="a475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Concurrencia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Concurrenci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Concurrenci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Concurrencia-backgroundobjects">
      <style:graphic-properties draw:stroke="none" draw:fill="none" draw:fill-color="#ffffff" draw:auto-grow-height="false" fo:min-height="1.485cm"/>
    </style:style>
    <style:style style:name="Mpr5" style:family="presentation" style:parent-style-name="Master1-Concurrencia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aster1-Layout1-title-Diapositiva-de-títu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127cm" fo:padding-right="0.127cm" fo:wrap-option="wrap"/>
    </style:style>
    <style:style style:name="Mpr8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a-de-título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aster1-Layout1-title-Diapositiva-de-título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ítulo-y-objetos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ítulo-y-objetos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aster1-Layout2-obj-Título-y-objetos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Master1-Layout3-secHead-Encabezado-de-secció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secHead-Encabezado-de-secció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Encabezado-de-sección-backgroundobjects">
      <style:graphic-properties draw:stroke="none" draw:fill="none" draw:fill-color="#ffffff" draw:auto-grow-height="false" fo:min-height="1.485cm"/>
    </style:style>
    <style:style style:name="Mpr20" style:family="presentation" style:parent-style-name="Master1-Layout3-secHead-Encabezado-de-sección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4-twoObj-Dos-objetos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4-twoObj-Dos-objetos-backgroundobjects">
      <style:graphic-properties draw:stroke="none" draw:fill="none" draw:fill-color="#ffffff" draw:auto-grow-height="false" fo:min-height="1.485cm"/>
    </style:style>
    <style:style style:name="Mpr25" style:family="presentation" style:parent-style-name="Master1-Layout4-twoObj-Dos-objetos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Master1-Layout5-twoTxTwoObj-Compara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5-twoTxTwoObj-Comparación-outline1">
      <style:graphic-properties draw:stroke="solid" svg:stroke-width="0.027cm" svg:stroke-color="#2da2bf" svg:stroke-opacity="100%" draw:stroke-linejoin="miter" draw:fill="solid" draw:fill-color="#2da2bf" draw:opacity="100%" draw:textarea-horizontal-align="left" draw:textarea-vertical-align="middle" draw:auto-grow-height="false" draw:auto-grow-width="false" fo:padding-top="0.127cm" fo:padding-bottom="0.127cm" fo:padding-left="0.508cm" fo:padding-right="0.254cm" fo:wrap-option="wrap"/>
    </style:style>
    <style:style style:name="Mpr28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5-twoTxTwoObj-Comparación-backgroundobjects">
      <style:graphic-properties draw:stroke="none" draw:fill="none" draw:fill-color="#ffffff" draw:auto-grow-height="false" fo:min-height="1.485cm"/>
    </style:style>
    <style:style style:name="Mpr31" style:family="presentation" style:parent-style-name="Master1-Layout5-twoTxTwoObj-Comparación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6-titleOnly-Sólo-el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6-titleOnly-Sólo-el-título-backgroundobjects">
      <style:graphic-properties draw:stroke="none" draw:fill="none" draw:fill-color="#ffffff" draw:auto-grow-height="false" fo:min-height="1.485cm"/>
    </style:style>
    <style:style style:name="Mpr35" style:family="presentation" style:parent-style-name="Master1-Layout6-titleOnly-Sólo-el-título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7-blank-En-blanco-backgroundobjects">
      <style:graphic-properties draw:stroke="none" draw:fill="none" draw:fill-color="#ffffff" draw:auto-grow-height="false" fo:min-height="1.485cm"/>
    </style:style>
    <style:style style:name="Mpr38" style:family="presentation" style:parent-style-name="Master1-Layout7-blank-En-blanco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8-objTx-Contenido-con-título-backgroundobjects">
      <style:graphic-properties draw:stroke="none" draw:fill="none" draw:fill-color="#ffffff" draw:auto-grow-height="false" fo:min-height="1.485cm"/>
    </style:style>
    <style:style style:name="Mpr43" style:family="presentation" style:parent-style-name="Master1-Layout8-objTx-Contenido-con-título-backgroundobjects">
      <style:graphic-properties draw:stroke="none" draw:fill="none" draw:fill-color="#ffffff" draw:textarea-vertical-align="bottom" draw:auto-grow-height="false" fo:min-height="1.485cm"/>
    </style:style>
    <style:style style:name="Mpr4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fo:padding-top="0cm" fo:padding-bottom="0.127cm" fo:padding-left="0.254cm" fo:padding-right="0.254cm" fo:wrap-option="wrap"/>
    </style:style>
    <style:style style:name="Mpr45" style:family="presentation" style:parent-style-name="Master1-Layout9-picTx-Imagen-con-título-title">
      <style:graphic-properties draw:stroke="solid" svg:stroke-width="0.026cm" svg:stroke-color="#ffffff" svg:stroke-opacity="100%" draw:fill="solid" draw:fill-color="#def5fa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9-picTx-Imagen-con-título-backgroundobjects">
      <style:graphic-properties draw:stroke="none" draw:fill="none" draw:fill-color="#ffffff" draw:auto-grow-height="false" fo:min-height="1.485cm"/>
    </style:style>
    <style:style style:name="Mpr49" style:family="presentation" style:parent-style-name="Master1-Layout9-picTx-Imagen-con-título-backgroundobjects">
      <style:graphic-properties draw:stroke="none" draw:fill="none" draw:fill-color="#ffffff" draw:textarea-vertical-align="bottom" draw:auto-grow-height="false" fo:min-height="1.485cm"/>
    </style:style>
    <style:style style:name="Mpr50" style:family="presentation" style:parent-style-name="Master1-Layout10-vertTx-Título-y-texto-vertica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2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10-vertTx-Título-y-texto-vertical-backgroundobjects">
      <style:graphic-properties draw:stroke="none" draw:fill="none" draw:fill-color="#ffffff" draw:auto-grow-height="false" fo:min-height="1.485cm"/>
    </style:style>
    <style:style style:name="Mpr54" style:family="presentation" style:parent-style-name="Master1-Layout10-vertTx-Título-y-texto-vertical-backgroundobjects">
      <style:graphic-properties draw:stroke="none" draw:fill="none" draw:fill-color="#ffffff" draw:textarea-vertical-align="bottom" draw:auto-grow-height="false" fo:min-height="1.485cm"/>
    </style:style>
    <style:style style:name="Mpr55" style:family="presentation" style:parent-style-name="Master1-Layout11-vertTitleAndTx-Título-vertical-y-texto-title">
      <style:graphic-properties draw:stroke="none" draw:fill="none" draw:textarea-horizontal-align="right" draw:textarea-vertical-align="middle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56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7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11-vertTitleAndTx-Título-vertical-y-texto-backgroundobjects">
      <style:graphic-properties draw:stroke="none" draw:fill="none" draw:fill-color="#ffffff" draw:auto-grow-height="false" fo:min-height="1.485cm"/>
    </style:style>
    <style:style style:name="Mpr59" style:family="presentation" style:parent-style-name="Master1-Layout11-vertTitleAndTx-Título-vertical-y-tex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fcbdc" draw:opacity="40%"/>
      <style:paragraph-properties style:writing-mode="lr-tb" style:font-independent-line-spacing="true"/>
    </style:style>
    <style:style style:name="MP6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7" style:family="paragraph">
      <loext:graphic-properties draw:fill="bitmap" draw:fill-image-name="a9"/>
      <style:paragraph-properties style:writing-mode="lr-tb" style:font-independent-line-spacing="true"/>
    </style:style>
    <style:style style:name="MP8" style:family="paragraph">
      <loext:graphic-properties draw:fill="non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loext:graphic-properties draw:fill="none"/>
      <style:paragraph-properties style:writing-mode="lr-tb" style:font-independent-line-spacing="true"/>
    </style:style>
    <style:style style:name="MP11" style:family="paragraph">
      <style:paragraph-properties fo:margin-left="1.016cm" fo:margin-right="0cm" fo:margin-top="0.141cm" fo:margin-bottom="0cm" fo:line-height="100%" fo:text-align="start" fo:text-indent="-0.711cm" style:punctuation-wrap="hanging" style:writing-mode="lr-tb">
        <style:tab-stops/>
      </style:paragraph-properties>
    </style:style>
    <style:style style:name="MP12" style:family="paragraph">
      <style:paragraph-properties fo:margin-left="1.727cm" fo:margin-right="0cm" fo:margin-top="0.115cm" fo:margin-bottom="0cm" fo:line-height="100%" fo:text-align="start" fo:text-indent="-0.635cm" style:punctuation-wrap="hanging" style:writing-mode="lr-tb">
        <style:tab-stops/>
      </style:paragraph-properties>
    </style:style>
    <style:style style:name="MP13" style:family="paragraph">
      <style:paragraph-properties fo:margin-left="2.388cm" fo:margin-right="0cm" fo:margin-top="0.123cm" fo:margin-bottom="0cm" fo:line-height="100%" fo:text-align="start" fo:text-indent="-0.635cm" style:punctuation-wrap="hanging" style:writing-mode="lr-tb">
        <style:tab-stops/>
      </style:paragraph-properties>
    </style:style>
    <style:style style:name="MP14" style:family="paragraph">
      <style:paragraph-properties fo:margin-left="3.175cm" fo:margin-right="0cm" fo:margin-top="0.123cm" fo:margin-bottom="0cm" fo:line-height="100%" fo:text-align="start" fo:text-indent="-0.635cm" style:punctuation-wrap="hanging" style:writing-mode="lr-tb">
        <style:tab-stops/>
      </style:paragraph-properties>
    </style:style>
    <style:style style:name="MP15" style:family="paragraph">
      <style:paragraph-properties fo:margin-left="3.81cm" fo:margin-right="0cm" fo:margin-top="0.123cm" fo:margin-bottom="0cm" fo:line-height="100%" fo:text-align="start" fo:text-indent="-0.635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7" style:family="paragraph">
      <loext:graphic-properties draw:fill="gradient" draw:fill-gradient-name="a48"/>
      <style:paragraph-properties style:writing-mode="lr-tb" style:font-independent-line-spacing="true"/>
    </style:style>
    <style:style style:name="MP18" style:family="paragraph">
      <style:paragraph-properties fo:margin-left="0cm" fo:margin-right="0.178cm" fo:margin-top="0.141cm" fo:margin-bottom="0cm" fo:line-height="100%" fo:text-align="end" fo:text-indent="0cm" style:punctuation-wrap="hanging" style:writing-mode="lr-tb">
        <style:tab-stops/>
      </style:paragraph-properties>
    </style:style>
    <style:style style:name="MP19" style:family="paragraph">
      <loext:graphic-properties draw:fill="bitmap" draw:fill-image-name="a78" draw:opacity="50%" draw:fill-image-width="0.282cm" draw:fill-image-height="0.282cm" style:repeat="repeat" draw:fill-image-ref-point="top"/>
      <style:paragraph-properties style:writing-mode="lr-tb" style:font-independent-line-spacing="true"/>
    </style:style>
    <style:style style:name="MP20" style:family="paragraph">
      <loext:graphic-properties draw:fill="bitmap" draw:fill-image-name="a90"/>
      <style:paragraph-properties style:writing-mode="lr-tb" style:font-independent-line-spacing="true"/>
    </style:style>
    <style:style style:name="MP21" style:family="paragraph">
      <loext:graphic-properties draw:fill="bitmap" draw:fill-image-name="a135"/>
      <style:paragraph-properties style:writing-mode="lr-tb" style:font-independent-line-spacing="true"/>
    </style:style>
    <style:style style:name="MP22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23" style:family="paragraph">
      <loext:graphic-properties draw:fill="gradient" draw:fill-gradient-name="a160"/>
      <style:paragraph-properties style:writing-mode="lr-tb" style:font-independent-line-spacing="true"/>
    </style:style>
    <style:style style:name="MP24" style:family="paragraph">
      <loext:graphic-properties draw:fill="gradient" draw:fill-gradient-name="a164"/>
      <style:paragraph-properties style:writing-mode="lr-tb" style:font-independent-line-spacing="true"/>
    </style:style>
    <style:style style:name="MP25" style:family="paragraph">
      <loext:graphic-properties draw:fill="bitmap" draw:fill-image-name="a175"/>
      <style:paragraph-properties style:writing-mode="lr-tb" style:font-independent-line-spacing="true"/>
    </style:style>
    <style:style style:name="MP26" style:family="paragraph">
      <loext:graphic-properties draw:fill="solid" draw:fill-color="#2da2bf" draw:opacity="100%"/>
      <style:paragraph-properties style:writing-mode="lr-tb" style:font-independent-line-spacing="true"/>
    </style:style>
    <style:style style:name="MP27" style:family="paragraph">
      <style:paragraph-properties fo:margin-left="1.016cm" fo:margin-right="0cm" fo:margin-top="0cm" fo:margin-bottom="0cm" fo:line-height="100%" fo:text-align="start" fo:text-indent="-0.711cm" style:punctuation-wrap="hanging" style:writing-mode="lr-tb">
        <style:tab-stops/>
      </style:paragraph-properties>
    </style:style>
    <style:style style:name="MP28" style:family="paragraph">
      <loext:graphic-properties draw:fill="bitmap" draw:fill-image-name="a296"/>
      <style:paragraph-properties style:writing-mode="lr-tb" style:font-independent-line-spacing="true"/>
    </style:style>
    <style:style style:name="MP29" style:family="paragraph">
      <loext:graphic-properties draw:fill="bitmap" draw:fill-image-name="a324"/>
      <style:paragraph-properties style:writing-mode="lr-tb" style:font-independent-line-spacing="true"/>
    </style:style>
    <style:style style:name="MP30" style:family="paragraph">
      <style:paragraph-properties fo:margin-left="0cm" fo:margin-right="0cm" fo:margin-top="0.141cm" fo:margin-bottom="0cm" fo:line-height="100%" fo:text-align="end" fo:text-indent="0cm" style:punctuation-wrap="hanging" style:writing-mode="lr-tb">
        <style:tab-stops/>
      </style:paragraph-properties>
    </style:style>
    <style:style style:name="MP31" style:family="paragraph">
      <style:paragraph-properties fo:margin-left="0cm" fo:margin-right="0.051cm" fo:margin-top="0.141cm" fo:margin-bottom="0cm" fo:line-height="100%" fo:text-align="end" fo:text-indent="0cm" style:punctuation-wrap="hanging" style:writing-mode="lr-tb">
        <style:tab-stops/>
      </style:paragraph-properties>
    </style:style>
    <style:style style:name="MP32" style:family="paragraph">
      <loext:graphic-properties draw:fill="solid" draw:fill-color="#def5fa" draw:opacity="100%"/>
      <style:paragraph-properties style:writing-mode="lr-tb" style:font-independent-line-spacing="true"/>
    </style:style>
    <style:style style:name="MP33" style:family="paragraph">
      <loext:graphic-properties draw:fill="bitmap" draw:fill-image-name="a410"/>
      <style:paragraph-properties style:writing-mode="lr-tb" style:font-independent-line-spacing="true"/>
    </style:style>
    <style:style style:name="MP34" style:family="paragraph">
      <loext:graphic-properties draw:fill="gradient" draw:fill-gradient-name="a415"/>
      <style:paragraph-properties style:writing-mode="lr-tb" style:font-independent-line-spacing="true"/>
    </style:style>
    <style:style style:name="MP35" style:family="paragraph">
      <loext:graphic-properties draw:fill="gradient" draw:fill-gradient-name="a419"/>
      <style:paragraph-properties style:writing-mode="lr-tb" style:font-independent-line-spacing="true"/>
    </style:style>
    <style:style style:name="MP36" style:family="paragraph">
      <loext:graphic-properties draw:fill="bitmap" draw:fill-image-name="a430"/>
      <style:paragraph-properties style:writing-mode="lr-tb" style:font-independent-line-spacing="true"/>
    </style:style>
    <style:style style:name="MP37" style:family="paragraph">
      <loext:graphic-properties draw:fill="none"/>
      <style:paragraph-properties style:writing-mode="tb-rl" style:font-independent-line-spacing="true"/>
    </style:style>
    <style:style style:name="MP38" style:family="paragraph">
      <loext:graphic-properties draw:fill="bitmap" draw:fill-image-name="a475"/>
      <style:paragraph-properties style:writing-mode="lr-tb" style:font-independent-line-spacing="true"/>
    </style:style>
    <style:style style:name="MT1" style:family="text">
      <style:text-properties fo:font-variant="normal" fo:text-transform="none" fo:color="#464646" style:text-line-through-style="none" style:text-line-through-type="none" style:text-position="0% 100%" style:font-name="Lucida Sans Unicode1" fo:font-size="41pt" fo:letter-spacing="normal" fo:language="es" fo:country="ES" fo:font-style="normal" fo:text-shadow="1pt 1pt" style:text-underline-style="none" fo:font-weight="bold" style:text-underline-mode="continuous" style:text-overline-mode="continuous" style:text-line-through-mode="continuous" style:letter-kerning="true" style:font-size-asian="41pt" style:font-style-asian="normal" style:font-weight-asian="bold" style:font-size-complex="41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ucida Sans Unicode1" fo:font-size="27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7pt" style:font-style-asian="normal" style:font-weight-asian="normal" style:font-size-complex="27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ucida Sans Unicode1" fo:font-size="2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3pt" style:font-style-asian="normal" style:font-weight-asian="normal" style:font-size-complex="23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Lucida Sans Unicode1" fo:font-size="2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Lucida Sans Unicode1" fo:font-size="19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9pt" style:font-style-asian="normal" style:font-weight-asian="normal" style:font-size-complex="1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ucida Sans Unicode1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ucida Sans Unicode1" fo:font-size="1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464646" style:text-line-through-style="none" style:text-line-through-type="none" style:text-position="0% 100%" style:font-name="Lucida Sans Unicode1" fo:font-size="48pt" fo:letter-spacing="normal" fo:language="es" fo:country="ES" fo:font-style="normal" fo:text-shadow="1pt 1pt" style:text-underline-style="none" fo:font-weight="bold" style:text-underline-mode="continuous" style:text-overline-mode="continuous" style:text-line-through-mode="continuous" style:letter-kerning="true" style:font-size-asian="48pt" style:font-style-asian="normal" style:font-weight-asian="bold" style:font-size-complex="48pt" style:font-style-complex="normal" style:font-weight-complex="bold"/>
    </style:style>
    <style:style style:name="MT9" style:family="text">
      <style:text-properties fo:font-variant="normal" fo:text-transform="none" fo:color="#464646" style:text-line-through-style="none" style:text-line-through-type="none" style:text-position="0% 100%" style:font-name="Lucida Sans Unicode1" fo:font-size="27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7pt" style:font-style-asian="normal" style:font-weight-asian="normal" style:font-size-complex="27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Lucida Sans Unicode1" fo:font-size="1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ucida Sans Unicode1" fo:font-size="2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Lucida Sans Unicode1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ucida Sans Unicode1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Lucida Sans Unicode1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Lucida Sans Unicode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6" style:family="text">
      <style:text-properties fo:font-variant="normal" fo:text-transform="none" fo:color="#2da2bf" style:text-line-through-style="none" style:text-line-through-type="none" style:text-position="0% 100%" style:font-name="Lucida Sans Unicode1" fo:font-size="25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5pt" style:font-style-asian="normal" style:font-weight-asian="normal" style:font-size-complex="25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Lucida Sans Unicode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Lucida Sans Unicode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19" style:family="text">
      <style:text-properties fo:font-variant="normal" fo:text-transform="none" fo:color="#2da2bf" style:text-line-through-style="none" style:text-line-through-type="none" style:text-position="0% 100%" style:font-name="Lucida Sans Unicode1" fo:font-size="30pt" fo:letter-spacing="normal" fo:language="es" fo:country="ES" fo:font-style="normal" fo:text-shadow="1pt 1pt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">
        <style:list-level-properties text:space-before="0.305cm" text:min-label-width="0.711cm"/>
        <style:text-properties fo:font-family="'Wingdings 3'" style:font-charset="x-symbol" fo:color="#2da2bf" fo:font-size="68%"/>
      </text:list-level-style-bullet>
      <text:list-level-style-bullet text:level="2" text:bullet-char="">
        <style:list-level-properties text:space-before="1.016cm" text:min-label-width="0.711cm"/>
        <style:text-properties fo:font-family="'Wingdings 3'" style:font-charset="x-symbol" fo:color="#2da2bf" fo:font-size="68%"/>
      </text:list-level-style-bullet>
      <text:list-level-style-bullet text:level="3" text:bullet-char="">
        <style:list-level-properties text:space-before="1.676cm" text:min-label-width="0.711cm"/>
        <style:text-properties fo:font-family="'Wingdings 3'" style:font-charset="x-symbol" fo:color="#2da2bf" fo:font-size="68%"/>
      </text:list-level-style-bullet>
      <text:list-level-style-bullet text:level="4" text:bullet-char="">
        <style:list-level-properties text:space-before="2.464cm" text:min-label-width="0.711cm"/>
        <style:text-properties fo:font-family="'Wingdings 3'" style:font-charset="x-symbol" fo:color="#2da2bf" fo:font-size="68%"/>
      </text:list-level-style-bullet>
      <text:list-level-style-bullet text:level="5" text:bullet-char="">
        <style:list-level-properties text:space-before="3.099cm" text:min-label-width="0.711cm"/>
        <style:text-properties fo:font-family="'Wingdings 3'" style:font-charset="x-symbol" fo:color="#2da2bf" fo:font-size="68%"/>
      </text:list-level-style-bullet>
      <text:list-level-style-bullet text:level="6" text:bullet-char="">
        <style:list-level-properties text:space-before="3.734cm" text:min-label-width="0.711cm"/>
        <style:text-properties fo:font-family="'Wingdings 3'" style:font-charset="x-symbol" fo:color="#2da2bf" fo:font-size="68%"/>
      </text:list-level-style-bullet>
      <text:list-level-style-bullet text:level="7" text:bullet-char="">
        <style:list-level-properties text:space-before="4.369cm" text:min-label-width="0.711cm"/>
        <style:text-properties fo:font-family="'Wingdings 3'" style:font-charset="x-symbol" fo:color="#2da2bf" fo:font-size="68%"/>
      </text:list-level-style-bullet>
      <text:list-level-style-bullet text:level="8" text:bullet-char="">
        <style:list-level-properties text:space-before="5.004cm" text:min-label-width="0.711cm"/>
        <style:text-properties fo:font-family="'Wingdings 3'" style:font-charset="x-symbol" fo:color="#2da2bf" fo:font-size="68%"/>
      </text:list-level-style-bullet>
      <text:list-level-style-bullet text:level="9" text:bullet-char="">
        <style:list-level-properties text:space-before="5.639cm" text:min-label-width="0.711cm"/>
        <style:text-properties fo:font-family="'Wingdings 3'" style:font-charset="x-symbol" fo:color="#2da2bf" fo:font-size="68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727cm"/>
        <style:text-properties style:use-window-font-color="true" fo:font-size="45%"/>
      </text:list-level-style-number>
      <text:list-level-style-number text:level="3" style:num-format="">
        <style:list-level-properties text:space-before="2.388cm"/>
        <style:text-properties style:use-window-font-color="true" fo:font-size="45%"/>
      </text:list-level-style-number>
      <text:list-level-style-number text:level="4" style:num-format="">
        <style:list-level-properties text:space-before="3.175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4.445cm"/>
        <style:text-properties style:use-window-font-color="true" fo:font-size="45%"/>
      </text:list-level-style-number>
      <text:list-level-style-number text:level="7" style:num-format="">
        <style:list-level-properties text:space-before="5.08cm"/>
        <style:text-properties style:use-window-font-color="true" fo:font-size="45%"/>
      </text:list-level-style-number>
      <text:list-level-style-number text:level="8" style:num-format="">
        <style:list-level-properties text:space-before="5.715cm"/>
        <style:text-properties style:use-window-font-color="true" fo:font-size="45%"/>
      </text:list-level-style-number>
      <text:list-level-style-number text:level="9" style:num-format="">
        <style:list-level-properties text:space-before="6.3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Master1-Concurrencia" style:page-layout-name="PM1" draw:style-name="Mdp1">
      <draw:custom-shape draw:name="12 Forma libre" draw:style-name="Mgr3" draw:text-style-name="MP5" draw:layer="backgroundobjects" svg:width="18.299cm" svg:height="2.559cm" svg:x="1.849cm" svg:y="16.514cm">
        <text:p/>
        <draw:enhanced-geometry svg:viewBox="0 0 7485 337" draw:text-areas="?f8 ?f9 ?f13 ?f14" draw:glue-points="?f8 ?f9 ?f10 ?f9 ?f10 ?f11 ?f12 ?f9" draw:type="non-primitive" draw:modifiers="0 0 0 0 0 0 0 0" draw:enhanced-path="M 0 2 L 7485 337 5558 337 1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draw:name="11 Forma libre" draw:style-name="Mgr4" draw:text-style-name="MP6" draw:layer="backgroundobjects" svg:width="13.668cm" svg:height="2.593cm" svg:x="1.799cm" svg:y="16.497cm">
        <text:p/>
        <draw:enhanced-geometry svg:viewBox="0 0 5591 588" draw:text-areas="?f8 ?f9 ?f13 ?f14" draw:glue-points="?f8 ?f9 ?f10 ?f9 ?f10 ?f11 ?f12 ?f9" draw:type="non-primitive" draw:modifiers="0 0 0 0 0 0 0 0" draw:enhanced-path="M 0 0 L 5591 585 4415 588 12 4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draw:name="13 Triángulo rectángulo" draw:style-name="Mgr5" draw:text-style-name="MP7" draw:layer="backgroundobjects" svg:width="12.601cm" svg:height="3.002cm" svg:x="-0.022cm" svg:y="16.087cm">
        <text:p/>
        <draw:enhanced-geometry svg:viewBox="0 0 21600 21600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name="14 Conector recto" draw:style-name="Mgr6" draw:text-style-name="MP8" draw:layer="backgroundobjects" draw:type="line" svg:x1="-0.034cm" svg:y1="16.077cm" svg:x2="12.579cm" svg:y2="19.089cm" svg:d="M-34 16077l12613 3012" svg:viewBox="0 0 12614 3013">
        <text:p/>
      </draw:connector>
      <draw:frame draw:name="8 Marcador de título" presentation:style-name="Mpr1" draw:text-style-name="MP10" draw:layer="backgroundobjects" svg:width="30.48cm" svg:height="3.175cm" svg:x="1.693cm" svg:y="0.763cm" presentation:class="title">
        <draw:text-box>
          <text:p text:style-name="MP9"><text:span text:style-name="MT1">Haga clic para modificar el estilo de título del patrón</text:span></text:p>
        </draw:text-box>
      </draw:frame>
      <draw:frame draw:name="29 Marcador de texto" presentation:style-name="Mpr2" draw:text-style-name="MP10" draw:layer="backgroundobjects" svg:width="30.48cm" svg:height="12.572cm" svg:x="1.693cm" svg:y="4.115cm" presentation:class="outline">
        <draw:text-box>
          <text:list text:style-name="ML3">
            <text:list-item>
              <text:p text:style-name="MP11"><text:span text:style-name="MT2">Haga clic para modificar el estilo de texto del patrón</text:span></text:p>
              <text:list>
                <text:list-item>
                  <text:p text:style-name="MP12"><text:span text:style-name="MT3">Segundo nivel</text:span></text:p>
                  <text:list>
                    <text:list-item>
                      <text:p text:style-name="MP13"><text:span text:style-name="MT4">Tercer nivel</text:span></text:p>
                      <text:list>
                        <text:list-item>
                          <text:p text:style-name="MP14"><text:span text:style-name="MT5">Cuarto nivel</text:span></text:p>
                          <text:list>
                            <text:list-item>
                              <text:p text:style-name="MP15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9 Marcador de fecha" presentation:style-name="Mpr3" draw:text-style-name="MP10" draw:layer="backgroundobjects" svg:width="7.112cm" svg:height="1.016cm" svg:x="24.915cm" svg:y="17.8cm" presentation:class="date-time">
        <draw:text-box>
          <text:p text:style-name="MP9"><text:span text:style-name="MT7"><text:date style:data-style-name="D1" text:date-value="2018-03-01">1/03/18</text:date></text:span></text:p>
        </draw:text-box>
      </draw:frame>
      <draw:frame draw:name="21 Marcador de pie de página" presentation:style-name="Mpr3" draw:text-style-name="MP10" draw:layer="backgroundobjects" svg:width="8.706cm" svg:height="1.014cm" svg:x="16.222cm" svg:y="17.8cm" presentation:class="footer">
        <draw:text-box>
          <text:p/>
        </draw:text-box>
      </draw:frame>
      <draw:frame draw:name="17 Marcador de número de diapositiva" presentation:style-name="Mpr3" draw:text-style-name="MP10" draw:layer="backgroundobjects" svg:width="1.355cm" svg:height="1.014cm" svg:x="32.027cm" svg:y="17.8cm" presentation:class="page-number">
        <draw:text-box>
          <text:p text:style-name="MP16"><text:span text:style-name="MT7"><text:page-number>&lt;número&gt;</text:page-number></text:span></text:p>
        </draw:text-box>
      </draw:frame>
      <presentation:notes style:page-layout-name="PM0">
        <draw:page-thumbnail presentation:style-name="Master1-Concurrencia-title" draw:layer="backgroundobjects" svg:width="14.848cm" svg:height="11.135cm" svg:x="3.075cm" svg:y="2.257cm" presentation:class="page"/>
        <draw:frame presentation:style-name="Master1-Concurrencia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9 Triángulo rectángulo" draw:style-name="Mgr7" draw:text-style-name="MP17" draw:layer="backgroundobjects" svg:width="33.893cm" svg:height="0.001cm" svg:x="0cm" svg:y="12.956cm">
        <text:p/>
        <draw:enhanced-geometry svg:viewBox="0 0 21600 21600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frame draw:name="8 Título" presentation:style-name="Mpr6" draw:text-style-name="MP10" draw:layer="backgroundobjects" svg:width="28.787cm" svg:height="5.083cm" svg:x="2.54cm" svg:y="4.868cm" presentation:class="title">
        <draw:text-box>
          <text:p text:style-name="MP16"><text:span text:style-name="MT8">Haga clic para modificar el estilo de título del patrón</text:span></text:p>
        </draw:text-box>
      </draw:frame>
      <draw:frame draw:name="16 Subtítulo" presentation:style-name="Mpr7" draw:text-style-name="MP10" draw:layer="backgroundobjects" svg:width="28.787cm" svg:height="3.333cm" svg:x="2.54cm" svg:y="10.032cm" presentation:class="subtitle">
        <draw:text-box>
          <text:p text:style-name="MP18"><text:span text:style-name="MT9">Haga clic para modificar el estilo de subtítulo del patrón</text:span></text:p>
        </draw:text-box>
      </draw:frame>
      <draw:g draw:name="1 Grupo">
        <draw:custom-shape draw:name="6 Forma libre" draw:style-name="Mgr3" draw:text-style-name="MP5" draw:layer="layout" svg:width="27.617cm" svg:height="1.356cm" svg:x="6.25cm" svg:y="13.758cm">
          <text:p/>
          <draw:enhanced-geometry svg:viewBox="0 0 4697 367" draw:text-areas="?f11 ?f9 ?f8 ?f10" draw:glue-points="?f8 ?f9 ?f8 ?f10 ?f11 ?f12 ?f8 ?f9" draw:type="non-primitive" draw:modifiers="0 0 0 0 0 0 0 0" draw:enhanced-path="M 4697 0 L 4697 367 0 218 4697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697"/>
            <draw:equation draw:name="f7" draw:formula="?f4 / 367"/>
            <draw:equation draw:name="f8" draw:formula="4697 / ?f6"/>
            <draw:equation draw:name="f9" draw:formula="0 / ?f7"/>
            <draw:equation draw:name="f10" draw:formula="367 / ?f7"/>
            <draw:equation draw:name="f11" draw:formula="0 / ?f6"/>
            <draw:equation draw:name="f12" draw:formula="218 / ?f7"/>
          </draw:enhanced-geometry>
        </draw:custom-shape>
        <draw:custom-shape draw:name="7 Forma libre" draw:style-name="Mgr4" draw:text-style-name="MP6" draw:layer="layout" svg:width="33.735cm" svg:height="2.191cm" svg:x="0.131cm" svg:y="14.549cm">
          <text:p/>
          <draw:enhanced-geometry svg:viewBox="0 0 5760 528" draw:text-areas="?f8 ?f9 ?f10 ?f11" draw:glue-points="?f8 ?f9 ?f10 ?f9 ?f10 ?f11 ?f12 ?f9" draw:type="non-primitive" draw:modifiers="0 0 0 0 0 0 0 0" draw:enhanced-path="M 0 0 L 5760 0 5760 528 48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0"/>
            <draw:equation draw:name="f7" draw:formula="?f4 / 528"/>
            <draw:equation draw:name="f8" draw:formula="0 / ?f6"/>
            <draw:equation draw:name="f9" draw:formula="0 / ?f7"/>
            <draw:equation draw:name="f10" draw:formula="5760 / ?f6"/>
            <draw:equation draw:name="f11" draw:formula="528 / ?f7"/>
            <draw:equation draw:name="f12" draw:formula="48 / ?f6"/>
          </draw:enhanced-geometry>
        </draw:custom-shape>
        <draw:custom-shape draw:name="10 Forma libre" draw:style-name="Mgr8" draw:text-style-name="MP19" draw:layer="layout" svg:width="33.867cm" svg:height="5.178cm" svg:x="0cm" svg:y="13.892cm">
          <text:p/>
          <draw:enhanced-geometry svg:viewBox="0 0 5760 1248" draw:text-areas="?f8 ?f9 ?f11 ?f10" draw:glue-points="?f8 ?f9 ?f8 ?f10 ?f11 ?f10 ?f11 ?f12 ?f8 ?f9" draw:type="non-primitive" draw:modifiers="0 0 0 0 0 0 0 0" draw:enhanced-path="M 0 0 L 0 1248 5760 1248 5760 528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0"/>
            <draw:equation draw:name="f7" draw:formula="?f4 / 1248"/>
            <draw:equation draw:name="f8" draw:formula="0 / ?f6"/>
            <draw:equation draw:name="f9" draw:formula="0 / ?f7"/>
            <draw:equation draw:name="f10" draw:formula="1248 / ?f7"/>
            <draw:equation draw:name="f11" draw:formula="5760 / ?f6"/>
            <draw:equation draw:name="f12" draw:formula="528 / ?f7"/>
          </draw:enhanced-geometry>
        </draw:custom-shape>
        <draw:connector draw:name="11 Conector recto" draw:style-name="Mgr6" draw:text-style-name="MP8" draw:layer="layout" draw:type="line" svg:x1="-0.014cm" svg:y1="13.882cm" svg:x2="33.867cm" svg:y2="16.078cm" svg:d="M-14 13882l33881 2196" svg:viewBox="0 0 33882 2197">
          <text:p/>
        </draw:connector>
      </draw:g>
      <draw:frame draw:name="29 Marcador de fecha" presentation:style-name="Mpr8" draw:text-style-name="MP10" draw:layer="backgroundobjects" svg:width="7.112cm" svg:height="1.016cm" svg:x="24.915cm" svg:y="17.8cm" presentation:class="date-time">
        <draw:text-box>
          <text:p text:style-name="MP9"><text:span text:style-name="MT10"><text:date style:data-style-name="D1" text:date-value="2018-03-01">1/03/18</text:date></text:span></text:p>
        </draw:text-box>
      </draw:frame>
      <draw:frame draw:name="18 Marcador de pie de página" presentation:style-name="Mpr8" draw:text-style-name="MP10" draw:layer="backgroundobjects" svg:width="8.706cm" svg:height="1.014cm" svg:x="16.222cm" svg:y="17.8cm" presentation:class="footer">
        <draw:text-box>
          <text:p/>
        </draw:text-box>
      </draw:frame>
      <draw:frame draw:name="26 Marcador de número de diapositiva" presentation:style-name="Mpr8" draw:text-style-name="MP10" draw:layer="backgroundobjects" svg:width="1.355cm" svg:height="1.014cm" svg:x="32.027cm" svg:y="17.8cm" presentation:class="page-number">
        <draw:text-box>
          <text:p text:style-name="MP16"><text:span text:style-name="MT10"><text:page-number>&lt;número&gt;</text:page-number></text:span></text:p>
        </draw:text-box>
      </draw:frame>
      <presentation:notes style:page-layout-name="PM0">
        <draw:page-thumbnail presentation:style-name="Master1-Layout1-title-Diapositiva-de-título-title" draw:layer="backgroundobjects" svg:width="0cm" svg:height="0cm" svg:x="0cm" svg:y="2.257cm" presentation:class="page"/>
        <draw:frame presentation:style-name="Master1-Layout1-title-Diapositiva-de-título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2-obj-Título-y-objetos" style:page-layout-name="PM1" draw:style-name="Mdp1">
      <draw:custom-shape draw:name="12 Forma libre" draw:style-name="Mgr3" draw:text-style-name="MP5" draw:layer="Master1-bg" svg:width="18.299cm" svg:height="2.559cm" svg:x="1.849cm" svg:y="16.514cm">
        <text:p/>
        <draw:enhanced-geometry svg:viewBox="0 0 7485 337" draw:text-areas="?f8 ?f9 ?f13 ?f14" draw:glue-points="?f8 ?f9 ?f10 ?f9 ?f10 ?f11 ?f12 ?f9" draw:type="non-primitive" draw:modifiers="0 0 0 0 0 0 0 0" draw:enhanced-path="M 0 2 L 7485 337 5558 337 1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draw:name="11 Forma libre" draw:style-name="Mgr4" draw:text-style-name="MP6" draw:layer="Master1-bg" svg:width="13.668cm" svg:height="2.593cm" svg:x="1.799cm" svg:y="16.497cm">
        <text:p/>
        <draw:enhanced-geometry svg:viewBox="0 0 5591 588" draw:text-areas="?f8 ?f9 ?f13 ?f14" draw:glue-points="?f8 ?f9 ?f10 ?f9 ?f10 ?f11 ?f12 ?f9" draw:type="non-primitive" draw:modifiers="0 0 0 0 0 0 0 0" draw:enhanced-path="M 0 0 L 5591 585 4415 588 12 4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draw:name="13 Triángulo rectángulo" draw:style-name="Mgr9" draw:text-style-name="MP20" draw:layer="Master1-bg" svg:width="12.601cm" svg:height="3.002cm" svg:x="-0.022cm" svg:y="16.087cm">
        <text:p/>
        <draw:enhanced-geometry svg:viewBox="0 0 21600 21600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name="14 Conector recto" draw:style-name="Mgr6" draw:text-style-name="MP8" draw:layer="Master1-bg" draw:type="line" svg:x1="-0.034cm" svg:y1="16.077cm" svg:x2="12.579cm" svg:y2="19.089cm" svg:d="M-34 16077l12613 3012" svg:viewBox="0 0 12614 3013">
        <text:p/>
      </draw:connector>
      <draw:frame draw:name="2 Marcador de contenido" presentation:style-name="Mpr11" draw:text-style-name="MP10" draw:layer="backgroundobjects" svg:width="30.48cm" svg:height="12.572cm" svg:x="1.693cm" svg:y="4.115cm" presentation:class="title">
        <draw:text-box>
          <text:list text:style-name="ML6">
            <text:list-item>
              <text:p text:style-name="MP11"><text:span text:style-name="MT2">Haga clic para modificar el estilo de texto del patrón</text:span><text:span text:style-name="MT2"><text:line-break/></text:span><text:span text:style-name="MT3">Segundo nivel</text:span><text:span text:style-name="MT3"><text:line-break/></text:span><text:span text:style-name="MT4">Tercer nivel</text:span><text:span text:style-name="MT4"><text:line-break/></text:span><text:span text:style-name="MT5">Cuarto nivel</text:span><text:span text:style-name="MT5"><text:line-break/></text:span><text:span text:style-name="MT6">Quinto nivel</text:span></text:p>
            </text:list-item>
          </text:list>
        </draw:text-box>
      </draw:frame>
      <draw:frame draw:name="3 Marcador de fecha" presentation:style-name="Mpr12" draw:text-style-name="MP10" draw:layer="backgroundobjects" svg:width="7.112cm" svg:height="1.016cm" svg:x="24.915cm" svg:y="17.8cm" presentation:class="date-time">
        <draw:text-box>
          <text:p text:style-name="MP9"><text:span text:style-name="MT7"><text:date style:data-style-name="D1" text:date-value="2018-03-01">1/03/18</text:date></text:span></text:p>
        </draw:text-box>
      </draw:frame>
      <draw:frame draw:name="4 Marcador de pie de página" presentation:style-name="Mpr12" draw:text-style-name="MP10" draw:layer="backgroundobjects" svg:width="8.706cm" svg:height="1.014cm" svg:x="16.222cm" svg:y="17.8cm" presentation:class="footer">
        <draw:text-box>
          <text:p/>
        </draw:text-box>
      </draw:frame>
      <draw:frame draw:name="5 Marcador de número de diapositiva" presentation:style-name="Mpr12" draw:text-style-name="MP10" draw:layer="backgroundobjects" svg:width="1.355cm" svg:height="1.014cm" svg:x="32.027cm" svg:y="17.8cm" presentation:class="page-number">
        <draw:text-box>
          <text:p text:style-name="MP16"><text:span text:style-name="MT7"><text:page-number>&lt;número&gt;</text:page-number></text:span></text:p>
        </draw:text-box>
      </draw:frame>
      <draw:frame draw:name="6 Título" presentation:style-name="Mpr13" draw:text-style-name="MP10" draw:layer="backgroundobjects" svg:width="30.48cm" svg:height="3.175cm" svg:x="1.693cm" svg:y="0.763cm" presentation:class="title">
        <draw:text-box>
          <text:p text:style-name="MP9"><text:span text:style-name="MT1">Haga clic para modificar el estilo de título del patrón</text:span></text:p>
        </draw:text-box>
      </draw:frame>
      <presentation:notes style:page-layout-name="PM0">
        <draw:page-thumbnail presentation:style-name="Master1-Layout2-obj-Título-y-objetos-title" draw:layer="backgroundobjects" svg:width="0cm" svg:height="0cm" svg:x="0cm" svg:y="2.257cm" presentation:class="page"/>
        <draw:frame presentation:style-name="Master1-Layout2-obj-Título-y-objetos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12 Forma libre" draw:style-name="Mgr3" draw:text-style-name="MP5" draw:layer="Master1-bg" svg:width="18.299cm" svg:height="2.559cm" svg:x="1.849cm" svg:y="16.514cm">
        <text:p/>
        <draw:enhanced-geometry svg:viewBox="0 0 7485 337" draw:text-areas="?f8 ?f9 ?f13 ?f14" draw:glue-points="?f8 ?f9 ?f10 ?f9 ?f10 ?f11 ?f12 ?f9" draw:type="non-primitive" draw:modifiers="0 0 0 0 0 0 0 0" draw:enhanced-path="M 0 2 L 7485 337 5558 337 1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draw:name="11 Forma libre" draw:style-name="Mgr4" draw:text-style-name="MP6" draw:layer="Master1-bg" svg:width="13.668cm" svg:height="2.593cm" svg:x="1.799cm" svg:y="16.497cm">
        <text:p/>
        <draw:enhanced-geometry svg:viewBox="0 0 5591 588" draw:text-areas="?f8 ?f9 ?f13 ?f14" draw:glue-points="?f8 ?f9 ?f10 ?f9 ?f10 ?f11 ?f12 ?f9" draw:type="non-primitive" draw:modifiers="0 0 0 0 0 0 0 0" draw:enhanced-path="M 0 0 L 5591 585 4415 588 12 4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draw:name="13 Triángulo rectángulo" draw:style-name="Mgr10" draw:text-style-name="MP21" draw:layer="Master1-bg" svg:width="12.601cm" svg:height="3.002cm" svg:x="-0.022cm" svg:y="16.087cm">
        <text:p/>
        <draw:enhanced-geometry svg:viewBox="0 0 21600 21600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name="14 Conector recto" draw:style-name="Mgr6" draw:text-style-name="MP8" draw:layer="Master1-bg" draw:type="line" svg:x1="-0.034cm" svg:y1="16.077cm" svg:x2="12.579cm" svg:y2="19.089cm" svg:d="M-34 16077l12613 3012" svg:viewBox="0 0 12614 3013">
        <text:p/>
      </draw:connector>
      <draw:frame draw:name="1 Título" presentation:style-name="Mpr16" draw:text-style-name="MP10" draw:layer="backgroundobjects" svg:width="28.787cm" svg:height="5.08cm" svg:x="2.675cm" svg:y="2.944cm" presentation:class="title">
        <draw:text-box>
          <text:p text:style-name="MP16"><text:span text:style-name="MT8">Haga clic para modificar el estilo de título del patrón</text:span></text:p>
        </draw:text-box>
      </draw:frame>
      <draw:frame draw:name="2 Marcador de texto" presentation:style-name="Mpr17" draw:text-style-name="MP10" draw:layer="backgroundobjects" svg:width="16.933cm" svg:height="4.041cm" svg:x="14.529cm" svg:y="8.144cm" presentation:class="outline">
        <draw:text-box>
          <text:list text:style-name="ML3">
            <text:list-item>
              <text:p text:style-name="MP22"><text:span text:style-name="MT3">Haga clic para modificar el estilo de texto del patrón</text:span></text:p>
            </text:list-item>
          </text:list>
        </draw:text-box>
      </draw:frame>
      <draw:frame draw:name="3 Marcador de fecha" presentation:style-name="Mpr18" draw:text-style-name="MP10" draw:layer="backgroundobjects" svg:width="7.112cm" svg:height="1.016cm" svg:x="24.915cm" svg:y="17.8cm" presentation:class="date-time">
        <draw:text-box>
          <text:p text:style-name="MP9"><text:span text:style-name="MT7"><text:date style:data-style-name="D1" text:date-value="2018-03-01">1/03/18</text:date></text:span></text:p>
        </draw:text-box>
      </draw:frame>
      <draw:frame draw:name="4 Marcador de pie de página" presentation:style-name="Mpr18" draw:text-style-name="MP10" draw:layer="backgroundobjects" svg:width="8.706cm" svg:height="1.014cm" svg:x="16.222cm" svg:y="17.8cm" presentation:class="footer">
        <draw:text-box>
          <text:p/>
        </draw:text-box>
      </draw:frame>
      <draw:frame draw:name="5 Marcador de número de diapositiva" presentation:style-name="Mpr18" draw:text-style-name="MP10" draw:layer="backgroundobjects" svg:width="1.355cm" svg:height="1.014cm" svg:x="32.027cm" svg:y="17.8cm" presentation:class="page-number">
        <draw:text-box>
          <text:p text:style-name="MP16"><text:span text:style-name="MT7"><text:page-number>&lt;número&gt;</text:page-number></text:span></text:p>
        </draw:text-box>
      </draw:frame>
      <draw:custom-shape draw:name="6 Cheurón" draw:style-name="Mgr11" draw:text-style-name="MP23" draw:layer="backgroundobjects" svg:width="0.677cm" svg:height="0.635cm" svg:x="13.469cm" svg:y="8.349cm">
        <text:p/>
        <draw:enhanced-geometry svg:viewBox="0 0 21600 21600" draw:path-stretchpoint-x="21600" draw:path-stretchpoint-y="21600" draw:text-areas="?f14 ?f2 ?f15 ?f3" draw:glue-points="?f12 ?f2 ?f10 ?f6 ?f12 ?f3" draw:type="non-primitive" draw:modifiers="50000" draw:enhanced-path="M ?f0 ?f2 L ?f11 ?f2 ?f1 ?f6 ?f11 ?f3 ?f0 ?f3 ?f10 ?f6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min(?f7, ?f4)"/>
          <draw:equation draw:name="f9" draw:formula="$0"/>
          <draw:equation draw:name="f10" draw:formula="?f8 * ?f9 / 100000"/>
          <draw:equation draw:name="f11" draw:formula="?f1 - ?f10"/>
          <draw:equation draw:name="f12" draw:formula="?f11 / 2"/>
          <draw:equation draw:name="f13" draw:formula="?f11 - ?f10"/>
          <draw:equation draw:name="f14" draw:formula="if(?f13, ?f10, ?f0)"/>
          <draw:equation draw:name="f15" draw:formula="if(?f13, ?f11, ?f1)"/>
        </draw:enhanced-geometry>
      </draw:custom-shape>
      <draw:custom-shape draw:name="7 Cheurón" draw:style-name="Mgr12" draw:text-style-name="MP24" draw:layer="backgroundobjects" svg:width="0.677cm" svg:height="0.635cm" svg:x="12.779cm" svg:y="8.349cm">
        <text:p/>
        <draw:enhanced-geometry svg:viewBox="0 0 21600 21600" draw:path-stretchpoint-x="21600" draw:path-stretchpoint-y="21600" draw:text-areas="?f14 ?f2 ?f15 ?f3" draw:glue-points="?f12 ?f2 ?f10 ?f6 ?f12 ?f3" draw:type="non-primitive" draw:modifiers="50000" draw:enhanced-path="M ?f0 ?f2 L ?f11 ?f2 ?f1 ?f6 ?f11 ?f3 ?f0 ?f3 ?f10 ?f6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min(?f7, ?f4)"/>
          <draw:equation draw:name="f9" draw:formula="$0"/>
          <draw:equation draw:name="f10" draw:formula="?f8 * ?f9 / 100000"/>
          <draw:equation draw:name="f11" draw:formula="?f1 - ?f10"/>
          <draw:equation draw:name="f12" draw:formula="?f11 / 2"/>
          <draw:equation draw:name="f13" draw:formula="?f11 - ?f10"/>
          <draw:equation draw:name="f14" draw:formula="if(?f13, ?f10, ?f0)"/>
          <draw:equation draw:name="f15" draw:formula="if(?f13, ?f11, ?f1)"/>
        </draw:enhanced-geometry>
      </draw:custom-shape>
      <presentation:notes style:page-layout-name="PM0">
        <draw:page-thumbnail presentation:style-name="Master1-Layout3-secHead-Encabezado-de-sección-title" draw:layer="backgroundobjects" svg:width="0cm" svg:height="0cm" svg:x="0cm" svg:y="2.257cm" presentation:class="page"/>
        <draw:frame presentation:style-name="Master1-Layout3-secHead-Encabezado-de-sección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9.112cm" svg:height="1.484cm" svg:x="11.887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4-twoObj-Dos-objetos" style:page-layout-name="PM1" draw:style-name="Mdp1">
      <draw:custom-shape draw:name="12 Forma libre" draw:style-name="Mgr3" draw:text-style-name="MP5" draw:layer="Master1-bg" svg:width="18.299cm" svg:height="2.559cm" svg:x="1.849cm" svg:y="16.514cm">
        <text:p/>
        <draw:enhanced-geometry svg:viewBox="0 0 7485 337" draw:text-areas="?f8 ?f9 ?f13 ?f14" draw:glue-points="?f8 ?f9 ?f10 ?f9 ?f10 ?f11 ?f12 ?f9" draw:type="non-primitive" draw:modifiers="0 0 0 0 0 0 0 0" draw:enhanced-path="M 0 2 L 7485 337 5558 337 1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draw:name="11 Forma libre" draw:style-name="Mgr4" draw:text-style-name="MP6" draw:layer="Master1-bg" svg:width="13.668cm" svg:height="2.593cm" svg:x="1.799cm" svg:y="16.497cm">
        <text:p/>
        <draw:enhanced-geometry svg:viewBox="0 0 5591 588" draw:text-areas="?f8 ?f9 ?f13 ?f14" draw:glue-points="?f8 ?f9 ?f10 ?f9 ?f10 ?f11 ?f12 ?f9" draw:type="non-primitive" draw:modifiers="0 0 0 0 0 0 0 0" draw:enhanced-path="M 0 0 L 5591 585 4415 588 12 4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draw:name="13 Triángulo rectángulo" draw:style-name="Mgr13" draw:text-style-name="MP25" draw:layer="Master1-bg" svg:width="12.601cm" svg:height="3.002cm" svg:x="-0.022cm" svg:y="16.087cm">
        <text:p/>
        <draw:enhanced-geometry svg:viewBox="0 0 21600 21600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name="14 Conector recto" draw:style-name="Mgr6" draw:text-style-name="MP8" draw:layer="Master1-bg" draw:type="line" svg:x1="-0.034cm" svg:y1="16.077cm" svg:x2="12.579cm" svg:y2="19.089cm" svg:d="M-34 16077l12613 3012" svg:viewBox="0 0 12614 3013">
        <text:p/>
      </draw:connector>
      <draw:frame draw:name="2 Marcador de contenido" presentation:style-name="Mpr21" draw:text-style-name="MP10" draw:layer="backgroundobjects" svg:width="14.958cm" svg:height="12.572cm" svg:x="1.693cm" svg:y="4.115cm" presentation:class="title">
        <draw:text-box>
          <text:list text:style-name="ML6">
            <text:list-item>
              <text:p text:style-name="MP11"><text:span text:style-name="MT11">Haga clic para modificar el estilo de texto del patrón</text:span><text:span text:style-name="MT11"><text:line-break/></text:span><text:span text:style-name="MT12">Segundo nivel</text:span><text:span text:style-name="MT12"><text:line-break/></text:span><text:span text:style-name="MT13">Tercer nivel</text:span><text:span text:style-name="MT13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3 Marcador de contenido" presentation:style-name="Mpr21" draw:text-style-name="MP10" draw:layer="backgroundobjects" svg:width="14.958cm" svg:height="12.572cm" svg:x="17.216cm" svg:y="4.115cm" presentation:class="title">
        <draw:text-box>
          <text:list text:style-name="ML6">
            <text:list-item>
              <text:p text:style-name="MP11"><text:span text:style-name="MT11">Haga clic para modificar el estilo de texto del patrón</text:span><text:span text:style-name="MT11"><text:line-break/></text:span><text:span text:style-name="MT12">Segundo nivel</text:span><text:span text:style-name="MT12"><text:line-break/></text:span><text:span text:style-name="MT13">Tercer nivel</text:span><text:span text:style-name="MT13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4 Marcador de fecha" presentation:style-name="Mpr22" draw:text-style-name="MP10" draw:layer="backgroundobjects" svg:width="7.112cm" svg:height="1.016cm" svg:x="24.915cm" svg:y="17.8cm" presentation:class="date-time">
        <draw:text-box>
          <text:p text:style-name="MP9"><text:span text:style-name="MT7"><text:date style:data-style-name="D1" text:date-value="2018-03-01">1/03/18</text:date></text:span></text:p>
        </draw:text-box>
      </draw:frame>
      <draw:frame draw:name="5 Marcador de pie de página" presentation:style-name="Mpr22" draw:text-style-name="MP10" draw:layer="backgroundobjects" svg:width="8.706cm" svg:height="1.014cm" svg:x="16.222cm" svg:y="17.8cm" presentation:class="footer">
        <draw:text-box>
          <text:p/>
        </draw:text-box>
      </draw:frame>
      <draw:frame draw:name="6 Marcador de número de diapositiva" presentation:style-name="Mpr22" draw:text-style-name="MP10" draw:layer="backgroundobjects" svg:width="1.355cm" svg:height="1.014cm" svg:x="32.027cm" svg:y="17.8cm" presentation:class="page-number">
        <draw:text-box>
          <text:p text:style-name="MP16"><text:span text:style-name="MT7"><text:page-number>&lt;número&gt;</text:page-number></text:span></text:p>
        </draw:text-box>
      </draw:frame>
      <draw:frame draw:name="7 Título" presentation:style-name="Mpr23" draw:text-style-name="MP10" draw:layer="backgroundobjects" svg:width="30.48cm" svg:height="3.175cm" svg:x="1.693cm" svg:y="0.763cm" presentation:class="title">
        <draw:text-box>
          <text:p text:style-name="MP9"><text:span text:style-name="MT1">Haga clic para modificar el estilo de título del patrón</text:span></text:p>
        </draw:text-box>
      </draw:frame>
      <presentation:notes style:page-layout-name="PM0">
        <draw:page-thumbnail presentation:style-name="Master1-Layout4-twoObj-Dos-objetos-title" draw:layer="backgroundobjects" svg:width="0cm" svg:height="0cm" svg:x="0cm" svg:y="2.257cm" presentation:class="page"/>
        <draw:frame presentation:style-name="Master1-Layout4-twoObj-Dos-objetos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9.112cm" svg:height="1.484cm" svg:x="11.887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5-twoTxTwoObj-Comparación" style:page-layout-name="PM1" draw:style-name="Mdp1">
      <draw:frame draw:name="1 Título" presentation:style-name="Mpr26" draw:text-style-name="MP10" draw:layer="backgroundobjects" svg:width="30.48cm" svg:height="3.175cm" svg:x="1.693cm" svg:y="0.758cm" presentation:class="title">
        <draw:text-box>
          <text:p text:style-name="MP9"><text:span text:style-name="MT1">Haga clic para modificar el estilo de título del patrón</text:span></text:p>
        </draw:text-box>
      </draw:frame>
      <draw:frame draw:name="2 Marcador de texto" presentation:style-name="Mpr27" draw:text-style-name="MP26" draw:layer="backgroundobjects" svg:width="14.964cm" svg:height="2.117cm" svg:x="1.693cm" svg:y="15.028cm" presentation:class="outline">
        <draw:text-box>
          <text:list text:style-name="ML3">
            <text:list-item>
              <text:p text:style-name="MP22"><text:span text:style-name="MT14">Haga clic para modificar el estilo de texto del patrón</text:span></text:p>
            </text:list-item>
          </text:list>
        </draw:text-box>
      </draw:frame>
      <draw:frame draw:name="3 Marcador de texto" presentation:style-name="Mpr27" draw:text-style-name="MP26" draw:layer="backgroundobjects" svg:width="14.97cm" svg:height="2.117cm" svg:x="17.204cm" svg:y="15.028cm" presentation:class="outline">
        <draw:text-box>
          <text:list text:style-name="ML7">
            <text:list-item>
              <text:p text:style-name="MP22"><text:span text:style-name="MT14">Haga clic para modificar el estilo de texto del patrón</text:span></text:p>
            </text:list-item>
          </text:list>
        </draw:text-box>
      </draw:frame>
      <draw:frame draw:name="4 Marcador de contenido" presentation:style-name="Mpr28" draw:text-style-name="MP10" draw:layer="backgroundobjects" svg:width="14.964cm" svg:height="10.949cm" svg:x="1.693cm" svg:y="4.012cm" presentation:class="title">
        <draw:text-box>
          <text:list text:style-name="ML6">
            <text:list-item>
              <text:p text:style-name="MP11"><text:span text:style-name="MT12">Haga clic para modificar el estilo de texto del patrón</text:span><text:span text:style-name="MT12"><text:line-break/></text:span><text:span text:style-name="MT13">Segundo nivel</text:span><text:span text:style-name="MT13"><text:line-break/></text:span><text:span text:style-name="MT6">Tercer nivel</text:span><text:span text:style-name="MT6"><text:line-break/></text:span><text:span text:style-name="MT15">Cuarto nivel</text:span><text:span text:style-name="MT15"><text:line-break/></text:span><text:span text:style-name="MT15">Quinto nivel</text:span></text:p>
            </text:list-item>
          </text:list>
        </draw:text-box>
      </draw:frame>
      <draw:frame draw:name="5 Marcador de contenido" presentation:style-name="Mpr28" draw:text-style-name="MP10" draw:layer="backgroundobjects" svg:width="14.97cm" svg:height="10.949cm" svg:x="17.204cm" svg:y="4.012cm" presentation:class="title">
        <draw:text-box>
          <text:list text:style-name="ML6">
            <text:list-item>
              <text:p text:style-name="MP27"><text:span text:style-name="MT12">Haga clic para modificar el estilo de texto del patrón</text:span><text:span text:style-name="MT12"><text:line-break/></text:span><text:span text:style-name="MT13">Segundo nivel</text:span><text:span text:style-name="MT13"><text:line-break/></text:span><text:span text:style-name="MT6">Tercer nivel</text:span><text:span text:style-name="MT6"><text:line-break/></text:span><text:span text:style-name="MT15">Cuarto nivel</text:span><text:span text:style-name="MT15"><text:line-break/></text:span><text:span text:style-name="MT15">Quinto nivel</text:span></text:p>
            </text:list-item>
          </text:list>
        </draw:text-box>
      </draw:frame>
      <draw:frame draw:name="6 Marcador de fecha" presentation:style-name="Mpr29" draw:text-style-name="MP10" draw:layer="backgroundobjects" svg:width="7.112cm" svg:height="1.016cm" svg:x="24.915cm" svg:y="17.8cm" presentation:class="date-time">
        <draw:text-box>
          <text:p text:style-name="MP9"><text:span text:style-name="MT7"><text:date style:data-style-name="D1" text:date-value="2018-03-01">1/03/18</text:date></text:span></text:p>
        </draw:text-box>
      </draw:frame>
      <draw:frame draw:name="7 Marcador de pie de página" presentation:style-name="Mpr29" draw:text-style-name="MP10" draw:layer="backgroundobjects" svg:width="8.706cm" svg:height="1.014cm" svg:x="16.222cm" svg:y="17.8cm" presentation:class="footer">
        <draw:text-box>
          <text:p/>
        </draw:text-box>
      </draw:frame>
      <draw:frame draw:name="8 Marcador de número de diapositiva" presentation:style-name="Mpr29" draw:text-style-name="MP10" draw:layer="backgroundobjects" svg:width="1.355cm" svg:height="1.014cm" svg:x="32.027cm" svg:y="17.8cm" presentation:class="page-number">
        <draw:text-box>
          <text:p text:style-name="MP16"><text:span text:style-name="MT7"><text:page-number>&lt;número&gt;</text:page-number></text:span></text:p>
        </draw:text-box>
      </draw:frame>
      <presentation:notes style:page-layout-name="PM0">
        <draw:page-thumbnail presentation:style-name="Master1-Layout5-twoTxTwoObj-Comparación-title" draw:layer="backgroundobjects" svg:width="0cm" svg:height="0cm" svg:x="0cm" svg:y="2.257cm" presentation:class="page"/>
        <draw:frame presentation:style-name="Master1-Layout5-twoTxTwoObj-Comparació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9.112cm" svg:height="1.484cm" svg:x="11.887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12 Forma libre" draw:style-name="Mgr3" draw:text-style-name="MP5" draw:layer="Master1-bg" svg:width="18.299cm" svg:height="2.559cm" svg:x="1.849cm" svg:y="16.514cm">
        <text:p/>
        <draw:enhanced-geometry svg:viewBox="0 0 7485 337" draw:text-areas="?f8 ?f9 ?f13 ?f14" draw:glue-points="?f8 ?f9 ?f10 ?f9 ?f10 ?f11 ?f12 ?f9" draw:type="non-primitive" draw:modifiers="0 0 0 0 0 0 0 0" draw:enhanced-path="M 0 2 L 7485 337 5558 337 1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draw:name="11 Forma libre" draw:style-name="Mgr4" draw:text-style-name="MP6" draw:layer="Master1-bg" svg:width="13.668cm" svg:height="2.593cm" svg:x="1.799cm" svg:y="16.497cm">
        <text:p/>
        <draw:enhanced-geometry svg:viewBox="0 0 5591 588" draw:text-areas="?f8 ?f9 ?f13 ?f14" draw:glue-points="?f8 ?f9 ?f10 ?f9 ?f10 ?f11 ?f12 ?f9" draw:type="non-primitive" draw:modifiers="0 0 0 0 0 0 0 0" draw:enhanced-path="M 0 0 L 5591 585 4415 588 12 4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draw:name="13 Triángulo rectángulo" draw:style-name="Mgr14" draw:text-style-name="MP28" draw:layer="Master1-bg" svg:width="12.601cm" svg:height="3.002cm" svg:x="-0.022cm" svg:y="16.087cm">
        <text:p/>
        <draw:enhanced-geometry svg:viewBox="0 0 21600 21600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name="14 Conector recto" draw:style-name="Mgr6" draw:text-style-name="MP8" draw:layer="Master1-bg" draw:type="line" svg:x1="-0.034cm" svg:y1="16.077cm" svg:x2="12.579cm" svg:y2="19.089cm" svg:d="M-34 16077l12613 3012" svg:viewBox="0 0 12614 3013">
        <text:p/>
      </draw:connector>
      <draw:frame draw:name="2 Marcador de fecha" presentation:style-name="Mpr32" draw:text-style-name="MP10" draw:layer="backgroundobjects" svg:width="7.112cm" svg:height="1.016cm" svg:x="24.915cm" svg:y="17.8cm" presentation:class="date-time">
        <draw:text-box>
          <text:p text:style-name="MP9"><text:span text:style-name="MT7"><text:date style:data-style-name="D1" text:date-value="2018-03-01">1/03/18</text:date></text:span></text:p>
        </draw:text-box>
      </draw:frame>
      <draw:frame draw:name="3 Marcador de pie de página" presentation:style-name="Mpr32" draw:text-style-name="MP10" draw:layer="backgroundobjects" svg:width="8.706cm" svg:height="1.014cm" svg:x="16.222cm" svg:y="17.8cm" presentation:class="footer">
        <draw:text-box>
          <text:p/>
        </draw:text-box>
      </draw:frame>
      <draw:frame draw:name="4 Marcador de número de diapositiva" presentation:style-name="Mpr32" draw:text-style-name="MP10" draw:layer="backgroundobjects" svg:width="1.355cm" svg:height="1.014cm" svg:x="32.027cm" svg:y="17.8cm" presentation:class="page-number">
        <draw:text-box>
          <text:p text:style-name="MP16"><text:span text:style-name="MT7"><text:page-number>&lt;número&gt;</text:page-number></text:span></text:p>
        </draw:text-box>
      </draw:frame>
      <draw:frame draw:name="5 Título" presentation:style-name="Mpr33" draw:text-style-name="MP10" draw:layer="backgroundobjects" svg:width="30.48cm" svg:height="3.175cm" svg:x="1.693cm" svg:y="0.763cm" presentation:class="title">
        <draw:text-box>
          <text:p text:style-name="MP9"><text:span text:style-name="MT1">Haga clic para modificar el estilo de título del patrón</text:span></text:p>
        </draw:text-box>
      </draw:frame>
      <presentation:notes style:page-layout-name="PM0">
        <draw:page-thumbnail presentation:style-name="Master1-Layout6-titleOnly-Sólo-el-título-title" draw:layer="backgroundobjects" svg:width="0cm" svg:height="0cm" svg:x="0cm" svg:y="2.257cm" presentation:class="page"/>
        <draw:frame presentation:style-name="Master1-Layout6-titleOnly-Sólo-el-título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2cm" svg:height="1.484cm" svg:x="11.887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7-blank-En-blanco" style:page-layout-name="PM1" draw:style-name="Mdp1">
      <draw:custom-shape draw:name="12 Forma libre" draw:style-name="Mgr3" draw:text-style-name="MP5" draw:layer="Master1-bg" svg:width="18.299cm" svg:height="2.559cm" svg:x="1.849cm" svg:y="16.514cm">
        <text:p/>
        <draw:enhanced-geometry svg:viewBox="0 0 7485 337" draw:text-areas="?f8 ?f9 ?f13 ?f14" draw:glue-points="?f8 ?f9 ?f10 ?f9 ?f10 ?f11 ?f12 ?f9" draw:type="non-primitive" draw:modifiers="0 0 0 0 0 0 0 0" draw:enhanced-path="M 0 2 L 7485 337 5558 337 1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draw:name="11 Forma libre" draw:style-name="Mgr4" draw:text-style-name="MP6" draw:layer="Master1-bg" svg:width="13.668cm" svg:height="2.593cm" svg:x="1.799cm" svg:y="16.497cm">
        <text:p/>
        <draw:enhanced-geometry svg:viewBox="0 0 5591 588" draw:text-areas="?f8 ?f9 ?f13 ?f14" draw:glue-points="?f8 ?f9 ?f10 ?f9 ?f10 ?f11 ?f12 ?f9" draw:type="non-primitive" draw:modifiers="0 0 0 0 0 0 0 0" draw:enhanced-path="M 0 0 L 5591 585 4415 588 12 4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draw:name="13 Triángulo rectángulo" draw:style-name="Mgr15" draw:text-style-name="MP29" draw:layer="Master1-bg" svg:width="12.601cm" svg:height="3.002cm" svg:x="-0.022cm" svg:y="16.087cm">
        <text:p/>
        <draw:enhanced-geometry svg:viewBox="0 0 21600 21600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name="14 Conector recto" draw:style-name="Mgr6" draw:text-style-name="MP8" draw:layer="Master1-bg" draw:type="line" svg:x1="-0.034cm" svg:y1="16.077cm" svg:x2="12.579cm" svg:y2="19.089cm" svg:d="M-34 16077l12613 3012" svg:viewBox="0 0 12614 3013">
        <text:p/>
      </draw:connector>
      <draw:frame draw:name="1 Marcador de fecha" presentation:style-name="Mpr36" draw:text-style-name="MP10" draw:layer="backgroundobjects" svg:width="7.112cm" svg:height="1.016cm" svg:x="24.915cm" svg:y="17.8cm" presentation:class="date-time">
        <draw:text-box>
          <text:p text:style-name="MP9"><text:span text:style-name="MT7"><text:date style:data-style-name="D1" text:date-value="2018-03-01">1/03/18</text:date></text:span></text:p>
        </draw:text-box>
      </draw:frame>
      <draw:frame draw:name="2 Marcador de pie de página" presentation:style-name="Mpr36" draw:text-style-name="MP10" draw:layer="backgroundobjects" svg:width="8.706cm" svg:height="1.014cm" svg:x="16.222cm" svg:y="17.8cm" presentation:class="footer">
        <draw:text-box>
          <text:p/>
        </draw:text-box>
      </draw:frame>
      <draw:frame draw:name="3 Marcador de número de diapositiva" presentation:style-name="Mpr36" draw:text-style-name="MP10" draw:layer="backgroundobjects" svg:width="1.355cm" svg:height="1.014cm" svg:x="32.027cm" svg:y="17.8cm" presentation:class="page-number">
        <draw:text-box>
          <text:p text:style-name="MP16"><text:span text:style-name="MT7"><text:page-number>&lt;número&gt;</text:page-number></text:span></text:p>
        </draw:text-box>
      </draw:frame>
      <draw:frame presentation:style-name="Master1-Layout7-blank-En-blanco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En-blanco-outline1" draw:layer="backgroundobjects" svg:width="30.479cm" svg:height="11.047cm" svg:x="1.693cm" svg:y="4.457cm" presentation:class="outline" presentation:placeholder="true">
        <draw:text-box/>
      </draw:frame>
      <presentation:notes style:page-layout-name="PM0">
        <draw:page-thumbnail presentation:style-name="Master1-Layout7-blank-En-blanco-title" draw:layer="backgroundobjects" svg:width="0cm" svg:height="0cm" svg:x="0cm" svg:y="2.257cm" presentation:class="page"/>
        <draw:frame presentation:style-name="Master1-Layout7-blank-En-blanco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37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8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8" draw:text-style-name="MP4" draw:layer="backgroundobjects" svg:width="9.112cm" svg:height="1.484cm" svg:x="11.887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8-objTx-Contenido-con-título" style:page-layout-name="PM1" draw:style-name="Mdp1">
      <draw:frame draw:name="1 Título" presentation:style-name="Mpr39" draw:text-style-name="MP10" draw:layer="backgroundobjects" svg:width="27.71cm" svg:height="1.27cm" svg:x="3.387cm" svg:y="13.547cm" presentation:class="title">
        <draw:text-box>
          <text:p text:style-name="MP16"><text:span text:style-name="MT16">Haga clic para modificar el estilo de título del patrón</text:span></text:p>
        </draw:text-box>
      </draw:frame>
      <draw:frame draw:name="2 Marcador de texto" presentation:style-name="Mpr40" draw:text-style-name="MP10" draw:layer="backgroundobjects" svg:width="14.721cm" svg:height="2.54cm" svg:x="16.369cm" svg:y="14.875cm" presentation:class="outline">
        <draw:text-box>
          <text:list text:style-name="ML3">
            <text:list-item>
              <text:p text:style-name="MP30"><text:span text:style-name="MT15">Haga clic para modificar el estilo de texto del patrón</text:span></text:p>
            </text:list-item>
          </text:list>
        </draw:text-box>
      </draw:frame>
      <draw:frame draw:name="3 Marcador de contenido" presentation:style-name="Mpr39" draw:text-style-name="MP10" draw:layer="backgroundobjects" svg:width="27.703cm" svg:height="12.7cm" svg:x="3.387cm" svg:y="0.762cm" presentation:class="title">
        <draw:text-box>
          <text:list text:style-name="ML6">
            <text:list-item>
              <text:p text:style-name="MP11"><text:span text:style-name="MT17">Haga clic para modificar el estilo de texto del patrón</text:span><text:span text:style-name="MT17"><text:line-break/></text:span><text:span text:style-name="MT11">Segundo nivel</text:span><text:span text:style-name="MT11"><text:line-break/></text:span><text:span text:style-name="MT12">Tercer nivel</text:span><text:span text:style-name="MT12"><text:line-break/></text:span><text:span text:style-name="MT13">Cuarto nivel</text:span><text:span text:style-name="MT13"><text:line-break/></text:span><text:span text:style-name="MT13">Quinto nivel</text:span></text:p>
            </text:list-item>
          </text:list>
        </draw:text-box>
      </draw:frame>
      <draw:frame draw:name="4 Marcador de fecha" presentation:style-name="Mpr41" draw:text-style-name="MP10" draw:layer="backgroundobjects" svg:width="7.112cm" svg:height="1.016cm" svg:x="24.915cm" svg:y="17.8cm" presentation:class="date-time">
        <draw:text-box>
          <text:p text:style-name="MP9"><text:span text:style-name="MT7"><text:date style:data-style-name="D1" text:date-value="2018-03-01">1/03/18</text:date></text:span></text:p>
        </draw:text-box>
      </draw:frame>
      <draw:frame draw:name="5 Marcador de pie de página" presentation:style-name="Mpr41" draw:text-style-name="MP10" draw:layer="backgroundobjects" svg:width="8.706cm" svg:height="1.014cm" svg:x="16.222cm" svg:y="17.8cm" presentation:class="footer">
        <draw:text-box>
          <text:p/>
        </draw:text-box>
      </draw:frame>
      <draw:frame draw:name="6 Marcador de número de diapositiva" presentation:style-name="Mpr41" draw:text-style-name="MP10" draw:layer="backgroundobjects" svg:width="1.355cm" svg:height="1.014cm" svg:x="32.027cm" svg:y="17.8cm" presentation:class="page-number">
        <draw:text-box>
          <text:p text:style-name="MP16"><text:span text:style-name="MT7"><text:page-number>&lt;número&gt;</text:page-number></text:span></text:p>
        </draw:text-box>
      </draw:frame>
      <presentation:notes style:page-layout-name="PM0">
        <draw:page-thumbnail presentation:style-name="Master1-Layout8-objTx-Contenido-con-título-title" draw:layer="backgroundobjects" svg:width="0cm" svg:height="0cm" svg:x="0cm" svg:y="2.257cm" presentation:class="page"/>
        <draw:frame presentation:style-name="Master1-Layout8-objTx-Contenido-con-título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4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4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3" draw:text-style-name="MP4" draw:layer="backgroundobjects" svg:width="9.112cm" svg:height="1.484cm" svg:x="11.887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9-picTx-Imagen-con-título" style:page-layout-name="PM1" draw:style-name="Mdp1">
      <draw:frame draw:name="3 Marcador de texto" presentation:style-name="Mpr44" draw:text-style-name="MP10" draw:layer="backgroundobjects" svg:width="26.529cm" svg:height="1.801cm" svg:x="4.227cm" svg:y="15.121cm" presentation:class="outline">
        <draw:text-box>
          <text:list text:style-name="ML3">
            <text:list-item>
              <text:p text:style-name="MP31"><text:span text:style-name="MT18">Haga clic para modificar el estilo de texto del patrón</text:span></text:p>
            </text:list-item>
          </text:list>
        </draw:text-box>
      </draw:frame>
      <draw:frame draw:name="2 Marcador de posición de imagen" presentation:style-name="Mpr45" draw:text-style-name="MP32" draw:layer="backgroundobjects" svg:width="32.173cm" svg:height="12.192cm" svg:x="0.847cm" svg:y="0.528cm" presentation:class="title">
        <draw:text-box>
          <text:p text:style-name="MP22"><text:span text:style-name="MT17">Haga clic en el icono para agregar una imagen</text:span></text:p>
        </draw:text-box>
      </draw:frame>
      <draw:frame draw:name="4 Marcador de fecha" presentation:style-name="Mpr46" draw:text-style-name="MP10" draw:layer="backgroundobjects" svg:width="7.112cm" svg:height="1.016cm" svg:x="24.915cm" svg:y="17.8cm" presentation:class="date-time">
        <draw:text-box>
          <text:p text:style-name="MP9"><text:span text:style-name="MT7"><text:date style:data-style-name="D1" text:date-value="2018-03-01">1/03/18</text:date></text:span></text:p>
        </draw:text-box>
      </draw:frame>
      <draw:frame draw:name="5 Marcador de pie de página" presentation:style-name="Mpr46" draw:text-style-name="MP10" draw:layer="backgroundobjects" svg:width="8.706cm" svg:height="1.014cm" svg:x="16.222cm" svg:y="17.8cm" presentation:class="footer">
        <draw:text-box>
          <text:p/>
        </draw:text-box>
      </draw:frame>
      <draw:frame draw:name="6 Marcador de número de diapositiva" presentation:style-name="Mpr46" draw:text-style-name="MP10" draw:layer="backgroundobjects" svg:width="1.355cm" svg:height="1.014cm" svg:x="32.027cm" svg:y="17.8cm" presentation:class="page-number">
        <draw:text-box>
          <text:p text:style-name="MP16"><text:span text:style-name="MT7"><text:page-number>&lt;número&gt;</text:page-number></text:span></text:p>
        </draw:text-box>
      </draw:frame>
      <draw:frame draw:name="1 Título" presentation:style-name="Mpr47" draw:text-style-name="MP10" draw:layer="backgroundobjects" svg:width="29.909cm" svg:height="1.563cm" svg:x="0.847cm" svg:y="13.514cm" presentation:class="title">
        <draw:text-box>
          <text:p text:style-name="MP16"><text:span text:style-name="MT19">Haga clic para modificar el estilo de título del patrón</text:span></text:p>
        </draw:text-box>
      </draw:frame>
      <draw:custom-shape draw:name="7 Forma libre" draw:style-name="Mgr3" draw:text-style-name="MP5" draw:layer="backgroundobjects" svg:width="18.299cm" svg:height="2.559cm" svg:x="1.849cm" svg:y="16.514cm">
        <text:p/>
        <draw:enhanced-geometry svg:viewBox="0 0 7485 337" draw:text-areas="?f8 ?f9 ?f13 ?f14" draw:glue-points="?f8 ?f9 ?f10 ?f9 ?f10 ?f11 ?f12 ?f9" draw:type="non-primitive" draw:modifiers="0 0 0 0 0 0 0 0" draw:enhanced-path="M 0 2 L 7485 337 5558 337 1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draw:name="8 Forma libre" draw:style-name="Mgr4" draw:text-style-name="MP6" draw:layer="backgroundobjects" svg:width="13.668cm" svg:height="2.593cm" svg:x="1.799cm" svg:y="16.497cm">
        <text:p/>
        <draw:enhanced-geometry svg:viewBox="0 0 5591 588" draw:text-areas="?f8 ?f9 ?f13 ?f14" draw:glue-points="?f8 ?f9 ?f10 ?f9 ?f10 ?f11 ?f12 ?f9" draw:type="non-primitive" draw:modifiers="0 0 0 0 0 0 0 0" draw:enhanced-path="M 0 0 L 5591 585 4415 588 12 4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draw:name="9 Triángulo rectángulo" draw:style-name="Mgr16" draw:text-style-name="MP33" draw:layer="backgroundobjects" svg:width="12.601cm" svg:height="3.002cm" svg:x="-0.022cm" svg:y="16.087cm">
        <text:p/>
        <draw:enhanced-geometry svg:viewBox="0 0 21600 21600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name="10 Conector recto" draw:style-name="Mgr6" draw:text-style-name="MP8" draw:layer="backgroundobjects" draw:type="line" svg:x1="-0.034cm" svg:y1="16.077cm" svg:x2="12.579cm" svg:y2="19.089cm" svg:d="M-34 16077l12613 3012" svg:viewBox="0 0 12614 3013">
        <text:p/>
      </draw:connector>
      <draw:custom-shape draw:name="11 Cheurón" draw:style-name="Mgr17" draw:text-style-name="MP34" draw:layer="backgroundobjects" svg:width="0.677cm" svg:height="0.635cm" svg:x="32.089cm" svg:y="13.857cm">
        <text:p/>
        <draw:enhanced-geometry svg:viewBox="0 0 21600 21600" draw:path-stretchpoint-x="21600" draw:path-stretchpoint-y="21600" draw:text-areas="?f14 ?f2 ?f15 ?f3" draw:glue-points="?f12 ?f2 ?f10 ?f6 ?f12 ?f3" draw:type="non-primitive" draw:modifiers="50000" draw:enhanced-path="M ?f0 ?f2 L ?f11 ?f2 ?f1 ?f6 ?f11 ?f3 ?f0 ?f3 ?f10 ?f6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min(?f7, ?f4)"/>
          <draw:equation draw:name="f9" draw:formula="$0"/>
          <draw:equation draw:name="f10" draw:formula="?f8 * ?f9 / 100000"/>
          <draw:equation draw:name="f11" draw:formula="?f1 - ?f10"/>
          <draw:equation draw:name="f12" draw:formula="?f11 / 2"/>
          <draw:equation draw:name="f13" draw:formula="?f11 - ?f10"/>
          <draw:equation draw:name="f14" draw:formula="if(?f13, ?f10, ?f0)"/>
          <draw:equation draw:name="f15" draw:formula="if(?f13, ?f11, ?f1)"/>
        </draw:enhanced-geometry>
      </draw:custom-shape>
      <draw:custom-shape draw:name="12 Cheurón" draw:style-name="Mgr18" draw:text-style-name="MP35" draw:layer="backgroundobjects" svg:width="0.677cm" svg:height="0.635cm" svg:x="31.399cm" svg:y="13.857cm">
        <text:p/>
        <draw:enhanced-geometry svg:viewBox="0 0 21600 21600" draw:path-stretchpoint-x="21600" draw:path-stretchpoint-y="21600" draw:text-areas="?f14 ?f2 ?f15 ?f3" draw:glue-points="?f12 ?f2 ?f10 ?f6 ?f12 ?f3" draw:type="non-primitive" draw:modifiers="50000" draw:enhanced-path="M ?f0 ?f2 L ?f11 ?f2 ?f1 ?f6 ?f11 ?f3 ?f0 ?f3 ?f10 ?f6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min(?f7, ?f4)"/>
          <draw:equation draw:name="f9" draw:formula="$0"/>
          <draw:equation draw:name="f10" draw:formula="?f8 * ?f9 / 100000"/>
          <draw:equation draw:name="f11" draw:formula="?f1 - ?f10"/>
          <draw:equation draw:name="f12" draw:formula="?f11 / 2"/>
          <draw:equation draw:name="f13" draw:formula="?f11 - ?f10"/>
          <draw:equation draw:name="f14" draw:formula="if(?f13, ?f10, ?f0)"/>
          <draw:equation draw:name="f15" draw:formula="if(?f13, ?f11, ?f1)"/>
        </draw:enhanced-geometry>
      </draw:custom-shape>
      <presentation:notes style:page-layout-name="PM0">
        <draw:page-thumbnail presentation:style-name="Master1-Layout9-picTx-Imagen-con-título-title" draw:layer="backgroundobjects" svg:width="0cm" svg:height="0cm" svg:x="0cm" svg:y="2.257cm" presentation:class="page"/>
        <draw:frame presentation:style-name="Master1-Layout9-picTx-Imagen-con-título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48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49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9" draw:text-style-name="MP4" draw:layer="backgroundobjects" svg:width="9.112cm" svg:height="1.484cm" svg:x="11.887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12 Forma libre" draw:style-name="Mgr3" draw:text-style-name="MP5" draw:layer="Master1-bg" svg:width="18.299cm" svg:height="2.559cm" svg:x="1.849cm" svg:y="16.514cm">
        <text:p/>
        <draw:enhanced-geometry svg:viewBox="0 0 7485 337" draw:text-areas="?f8 ?f9 ?f13 ?f14" draw:glue-points="?f8 ?f9 ?f10 ?f9 ?f10 ?f11 ?f12 ?f9" draw:type="non-primitive" draw:modifiers="0 0 0 0 0 0 0 0" draw:enhanced-path="M 0 2 L 7485 337 5558 337 1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draw:name="11 Forma libre" draw:style-name="Mgr4" draw:text-style-name="MP6" draw:layer="Master1-bg" svg:width="13.668cm" svg:height="2.593cm" svg:x="1.799cm" svg:y="16.497cm">
        <text:p/>
        <draw:enhanced-geometry svg:viewBox="0 0 5591 588" draw:text-areas="?f8 ?f9 ?f13 ?f14" draw:glue-points="?f8 ?f9 ?f10 ?f9 ?f10 ?f11 ?f12 ?f9" draw:type="non-primitive" draw:modifiers="0 0 0 0 0 0 0 0" draw:enhanced-path="M 0 0 L 5591 585 4415 588 12 4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draw:name="13 Triángulo rectángulo" draw:style-name="Mgr19" draw:text-style-name="MP36" draw:layer="Master1-bg" svg:width="12.601cm" svg:height="3.002cm" svg:x="-0.022cm" svg:y="16.087cm">
        <text:p/>
        <draw:enhanced-geometry svg:viewBox="0 0 21600 21600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name="14 Conector recto" draw:style-name="Mgr6" draw:text-style-name="MP8" draw:layer="Master1-bg" draw:type="line" svg:x1="-0.034cm" svg:y1="16.077cm" svg:x2="12.579cm" svg:y2="19.089cm" svg:d="M-34 16077l12613 3012" svg:viewBox="0 0 12614 3013">
        <text:p/>
      </draw:connector>
      <draw:frame draw:name="1 Título" presentation:style-name="Mpr50" draw:text-style-name="MP10" draw:layer="backgroundobjects" svg:width="30.48cm" svg:height="3.175cm" svg:x="1.693cm" svg:y="0.763cm" presentation:class="title">
        <draw:text-box>
          <text:p text:style-name="MP9"><text:span text:style-name="MT1">Haga clic para modificar el estilo de título del patrón</text:span></text:p>
        </draw:text-box>
      </draw:frame>
      <draw:frame draw:name="2 Marcador de texto vertical" presentation:style-name="Mpr51" draw:text-style-name="MP37" draw:layer="backgroundobjects" svg:width="30.48cm" svg:height="12.184cm" svg:x="1.693cm" svg:y="4.115cm" presentation:class="outline">
        <draw:text-box>
          <text:list text:style-name="ML3">
            <text:list-item>
              <text:p text:style-name="MP11"><text:span text:style-name="MT2">Haga clic para modificar el estilo de texto del patrón</text:span></text:p>
              <text:list>
                <text:list-item>
                  <text:p text:style-name="MP12"><text:span text:style-name="MT3">Segundo nivel</text:span></text:p>
                  <text:list>
                    <text:list-item>
                      <text:p text:style-name="MP13"><text:span text:style-name="MT4">Tercer nivel</text:span></text:p>
                      <text:list>
                        <text:list-item>
                          <text:p text:style-name="MP14"><text:span text:style-name="MT5">Cuarto nivel</text:span></text:p>
                          <text:list>
                            <text:list-item>
                              <text:p text:style-name="MP15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fecha" presentation:style-name="Mpr52" draw:text-style-name="MP10" draw:layer="backgroundobjects" svg:width="7.112cm" svg:height="1.016cm" svg:x="24.915cm" svg:y="17.8cm" presentation:class="date-time">
        <draw:text-box>
          <text:p text:style-name="MP9"><text:span text:style-name="MT7"><text:date style:data-style-name="D1" text:date-value="2018-03-01">1/03/18</text:date></text:span></text:p>
        </draw:text-box>
      </draw:frame>
      <draw:frame draw:name="4 Marcador de pie de página" presentation:style-name="Mpr52" draw:text-style-name="MP10" draw:layer="backgroundobjects" svg:width="8.706cm" svg:height="1.014cm" svg:x="16.222cm" svg:y="17.8cm" presentation:class="footer">
        <draw:text-box>
          <text:p/>
        </draw:text-box>
      </draw:frame>
      <draw:frame draw:name="5 Marcador de número de diapositiva" presentation:style-name="Mpr52" draw:text-style-name="MP10" draw:layer="backgroundobjects" svg:width="1.355cm" svg:height="1.014cm" svg:x="32.027cm" svg:y="17.8cm" presentation:class="page-number">
        <draw:text-box>
          <text:p text:style-name="MP16"><text:span text:style-name="MT7"><text:page-number>&lt;número&gt;</text:page-number></text:span></text:p>
        </draw:text-box>
      </draw:frame>
      <presentation:notes style:page-layout-name="PM0">
        <draw:page-thumbnail presentation:style-name="Master1-Layout10-vertTx-Título-y-texto-vertical-title" draw:layer="backgroundobjects" svg:width="0cm" svg:height="0cm" svg:x="0cm" svg:y="2.257cm" presentation:class="page"/>
        <draw:frame presentation:style-name="Master1-Layout10-vertTx-Título-y-texto-vertical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53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54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4" draw:text-style-name="MP4" draw:layer="backgroundobjects" svg:width="9.112cm" svg:height="1.484cm" svg:x="11.887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12 Forma libre" draw:style-name="Mgr3" draw:text-style-name="MP5" draw:layer="Master1-bg" svg:width="18.299cm" svg:height="2.559cm" svg:x="1.849cm" svg:y="16.514cm">
        <text:p/>
        <draw:enhanced-geometry svg:viewBox="0 0 7485 337" draw:text-areas="?f8 ?f9 ?f13 ?f14" draw:glue-points="?f8 ?f9 ?f10 ?f9 ?f10 ?f11 ?f12 ?f9" draw:type="non-primitive" draw:modifiers="0 0 0 0 0 0 0 0" draw:enhanced-path="M 0 2 L 7485 337 5558 337 1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draw:name="11 Forma libre" draw:style-name="Mgr4" draw:text-style-name="MP6" draw:layer="Master1-bg" svg:width="13.668cm" svg:height="2.593cm" svg:x="1.799cm" svg:y="16.497cm">
        <text:p/>
        <draw:enhanced-geometry svg:viewBox="0 0 5591 588" draw:text-areas="?f8 ?f9 ?f13 ?f14" draw:glue-points="?f8 ?f9 ?f10 ?f9 ?f10 ?f11 ?f12 ?f9" draw:type="non-primitive" draw:modifiers="0 0 0 0 0 0 0 0" draw:enhanced-path="M 0 0 L 5591 585 4415 588 12 4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draw:name="13 Triángulo rectángulo" draw:style-name="Mgr20" draw:text-style-name="MP38" draw:layer="Master1-bg" svg:width="12.601cm" svg:height="3.002cm" svg:x="-0.022cm" svg:y="16.087cm">
        <text:p/>
        <draw:enhanced-geometry svg:viewBox="0 0 21600 21600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name="14 Conector recto" draw:style-name="Mgr6" draw:text-style-name="MP8" draw:layer="Master1-bg" draw:type="line" svg:x1="-0.034cm" svg:y1="16.077cm" svg:x2="12.579cm" svg:y2="19.089cm" svg:d="M-34 16077l12613 3012" svg:viewBox="0 0 12614 3013">
        <text:p/>
      </draw:connector>
      <draw:frame draw:name="1 Título vertical" presentation:style-name="Mpr55" draw:text-style-name="MP37" draw:layer="backgroundobjects" svg:width="6.583cm" svg:height="15.535cm" svg:x="25.348cm" svg:y="0.763cm" presentation:class="title">
        <draw:text-box>
          <text:p text:style-name="MP9"><text:span text:style-name="MT1">Haga clic para modificar el estilo de título del patrón</text:span></text:p>
        </draw:text-box>
      </draw:frame>
      <draw:frame draw:name="2 Marcador de texto vertical" presentation:style-name="Mpr56" draw:text-style-name="MP37" draw:layer="backgroundobjects" svg:width="23.424cm" svg:height="15.535cm" svg:x="1.693cm" svg:y="0.763cm" presentation:class="outline">
        <draw:text-box>
          <text:list text:style-name="ML3">
            <text:list-item>
              <text:p text:style-name="MP11"><text:span text:style-name="MT2">Haga clic para modificar el estilo de texto del patrón</text:span></text:p>
              <text:list>
                <text:list-item>
                  <text:p text:style-name="MP12"><text:span text:style-name="MT3">Segundo nivel</text:span></text:p>
                  <text:list>
                    <text:list-item>
                      <text:p text:style-name="MP13"><text:span text:style-name="MT4">Tercer nivel</text:span></text:p>
                      <text:list>
                        <text:list-item>
                          <text:p text:style-name="MP14"><text:span text:style-name="MT5">Cuarto nivel</text:span></text:p>
                          <text:list>
                            <text:list-item>
                              <text:p text:style-name="MP15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fecha" presentation:style-name="Mpr57" draw:text-style-name="MP10" draw:layer="backgroundobjects" svg:width="7.112cm" svg:height="1.016cm" svg:x="24.915cm" svg:y="17.8cm" presentation:class="date-time">
        <draw:text-box>
          <text:p text:style-name="MP9"><text:span text:style-name="MT7"><text:date style:data-style-name="D1" text:date-value="2018-03-01">1/03/18</text:date></text:span></text:p>
        </draw:text-box>
      </draw:frame>
      <draw:frame draw:name="4 Marcador de pie de página" presentation:style-name="Mpr57" draw:text-style-name="MP10" draw:layer="backgroundobjects" svg:width="8.706cm" svg:height="1.014cm" svg:x="16.222cm" svg:y="17.8cm" presentation:class="footer">
        <draw:text-box>
          <text:p/>
        </draw:text-box>
      </draw:frame>
      <draw:frame draw:name="5 Marcador de número de diapositiva" presentation:style-name="Mpr57" draw:text-style-name="MP10" draw:layer="backgroundobjects" svg:width="1.355cm" svg:height="1.014cm" svg:x="32.027cm" svg:y="17.8cm" presentation:class="page-number">
        <draw:text-box>
          <text:p text:style-name="MP16"><text:span text:style-name="MT7"><text:page-number>&lt;número&gt;</text:page-number></text:span></text:p>
        </draw:text-box>
      </draw:frame>
      <presentation:notes style:page-layout-name="PM0">
        <draw:page-thumbnail presentation:style-name="Master1-Layout11-vertTitleAndTx-Título-vertical-y-texto-title" draw:layer="backgroundobjects" svg:width="0cm" svg:height="0cm" svg:x="0cm" svg:y="2.257cm" presentation:class="page"/>
        <draw:frame presentation:style-name="Master1-Layout11-vertTitleAndTx-Título-vertical-y-texto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58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59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9" draw:text-style-name="MP4" draw:layer="backgroundobjects" svg:width="9.112cm" svg:height="1.484cm" svg:x="11.887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 LibreOffice_project/10m0$Build-2</meta:generator>
    <dc:title>Presentación de PowerPoint</dc:title>
    <meta:initial-creator>Root</meta:initial-creator>
    <dc:creator>word</dc:creator>
    <meta:creation-date>2018-03-01T23:24:13Z</meta:creation-date>
    <dc:date>2018-03-01T23:25:07Z</dc:date>
    <meta:editing-cycles>1</meta:editing-cycles>
    <meta:editing-duration>PT0S</meta:editing-duration>
    <meta:document-statistic meta:object-count="201"/>
  </office:meta>
</office:document-meta>
</file>